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6.65pt"/>
    </style:style>
    <style:style style:name="co2" style:family="table-column">
      <style:table-column-properties fo:break-before="auto" style:column-width="89.01pt"/>
    </style:style>
    <style:style style:name="co3" style:family="table-column">
      <style:table-column-properties fo:break-before="auto" style:column-width="70.44pt"/>
    </style:style>
    <style:style style:name="co4" style:family="table-column">
      <style:table-column-properties fo:break-before="auto" style:column-width="61.2pt"/>
    </style:style>
    <style:style style:name="co5" style:family="table-column">
      <style:table-column-properties fo:break-before="auto" style:column-width="74.35pt"/>
    </style:style>
    <style:style style:name="co6" style:family="table-column">
      <style:table-column-properties fo:break-before="auto" style:column-width="40.34pt"/>
    </style:style>
    <style:style style:name="co7" style:family="table-column">
      <style:table-column-properties fo:break-before="auto" style:column-width="44.19pt"/>
    </style:style>
    <style:style style:name="co8" style:family="table-column">
      <style:table-column-properties fo:break-before="auto" style:column-width="56.61pt"/>
    </style:style>
    <style:style style:name="co9" style:family="table-column">
      <style:table-column-properties fo:break-before="auto" style:column-width="66.61pt"/>
    </style:style>
    <style:style style:name="co10" style:family="table-column">
      <style:table-column-properties fo:break-before="auto" style:column-width="204.8pt"/>
    </style:style>
    <style:style style:name="co11" style:family="table-column">
      <style:table-column-properties fo:break-before="auto" style:column-width="84.36pt"/>
    </style:style>
    <style:style style:name="co12" style:family="table-column">
      <style:table-column-properties fo:break-before="auto" style:column-width="165.4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00"/>
    <style:style style:name="ce3" style:family="table-cell" style:parent-style-name="Default" style:data-style-name="N99"/>
  </office:automatic-styles>
  <office:body>
    <office:spreadsheet>
      <table:calculation-settings table:automatic-find-labels="false"/>
      <table:table table:name="starema-sthlm-regatta-rac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eglingFNStart</text:p>
          </table:table-cell>
          <table:table-cell office:value-type="string" calcext:value-type="string">
            <text:p>SeglingStartDag</text:p>
          </table:table-cell>
          <table:table-cell office:value-type="string" calcext:value-type="string">
            <text:p>SeglingStartTid</text:p>
          </table:table-cell>
          <table:table-cell office:value-type="string" calcext:value-type="string">
            <text:p>SeglingPeriod</text:p>
          </table:table-cell>
          <table:table-cell office:value-type="string" calcext:value-type="string">
            <text:p>StartDagCtr</text:p>
          </table:table-cell>
          <table:table-cell office:value-type="string" calcext:value-type="string">
            <text:p>StartVeckodag</text:p>
          </table:table-cell>
          <table:table-cell office:value-type="string" calcext:value-type="string">
            <text:p>StartDag</text:p>
          </table:table-cell>
          <table:table-cell office:value-type="string" calcext:value-type="string">
            <text:p>StartAr</text:p>
          </table:table-cell>
          <table:table-cell office:value-type="string" calcext:value-type="string">
            <text:p>StartVH</text:p>
          </table:table-cell>
          <table:table-cell office:value-type="string" calcext:value-type="string">
            <text:p>StartFNTid</text:p>
          </table:table-cell>
          <table:table-cell office:value-type="string" calcext:value-type="string">
            <text:p>UrvalStartTid</text:p>
          </table:table-cell>
          <table:table-cell office:value-type="string" calcext:value-type="string">
            <text:p>TmpRegatta</text:p>
          </table:table-cell>
          <table:table-cell office:value-type="string" calcext:value-type="string">
            <text:p>TmpOrganizer</text:p>
          </table:table-cell>
          <table:table-cell office:value-type="string" calcext:value-type="string">
            <text:p>TmpRace</text:p>
          </table:table-cell>
          <table:table-cell office:value-type="string" calcext:value-type="string">
            <text:p>TmpRegatta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5/24/03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24/03 00:00:0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3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3 i Stockhol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5/23/03 00:00:00</text:p>
          </table:table-cell>
          <table:table-cell office:value-type="string" calcext:value-type="string">
            <text:p>12:00-20:0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24/03 00:00:0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3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3 i Stockhol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5/24/03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24/03 00:00:0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3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3 i Stockhol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5/23/03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5/23/03 00:00:0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3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3 i Stockhol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5/22/03 00:00:00</text:p>
          </table:table-cell>
          <table:table-cell office:value-type="string" calcext:value-type="string">
            <text:p>12:00-20:00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rs</text:p>
          </table:table-cell>
          <table:table-cell office:value-type="string" calcext:value-type="string">
            <text:p>05/22/03 00:00:0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3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3 i Stockhol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8/30/03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30/03 00:00:0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3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3 i Stockhol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8/30/03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30/03 00:00:0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3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3 i Stockhol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8/30/03 00:00:00</text:p>
          </table:table-cell>
          <table:table-cell office:value-type="string" calcext:value-type="string">
            <text:p>12:00-12:3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30/03 00:00:0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3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3 i Stockhol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8/30/03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30/03 00:00:0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3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3 i Stockhol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8/30/03 00:00:00</text:p>
          </table:table-cell>
          <table:table-cell office:value-type="string" calcext:value-type="string">
            <text:p>12:00-12:3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30/03 00:00:0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3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3 i Stockhol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8/30/03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30/03 00:00:0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3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3 i Stockhol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8/29/03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8/29/03 00:00:0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3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3 i Stockhol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8/29/03 00:00:00</text:p>
          </table:table-cell>
          <table:table-cell office:value-type="string" calcext:value-type="string">
            <text:p>12:00-20:0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8/29/03 00:00:0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3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3 i Stockhol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8/29/03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8/29/03 00:00:0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3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3 i Stockhol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8/28/03 00:00:00</text:p>
          </table:table-cell>
          <table:table-cell office:value-type="string" calcext:value-type="string">
            <text:p>12:00-20:00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rs</text:p>
          </table:table-cell>
          <table:table-cell office:value-type="string" calcext:value-type="string">
            <text:p>08/28/03 00:00:0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3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3 i Stockhol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6/05/04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5/04 00:00:00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4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4 i Stockhol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6/05/04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5/04 00:00:00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4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4 i Stockhol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6/04/04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6/04/04 00:00:00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4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4 i Stockhol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6/03/04 00:00:00</text:p>
          </table:table-cell>
          <table:table-cell office:value-type="string" calcext:value-type="string">
            <text:p>12:00-20:0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rs</text:p>
          </table:table-cell>
          <table:table-cell office:value-type="string" calcext:value-type="string">
            <text:p>06/03/04 00:00:00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4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4 i Stockholm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8/28/04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8/04 00:00:00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4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4 i Stockholm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8/27/04 00:00:00</text:p>
          </table:table-cell>
          <table:table-cell office:value-type="string" calcext:value-type="string">
            <text:p>12:00-20:0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8/04 00:00:00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4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4 i Stockholm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8/28/04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8/04 00:00:00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4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4 i Stockholm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8/27/04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8/27/04 00:00:00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4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4 i Stockholm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8/24/04 00:00:00</text:p>
          </table:table-cell>
          <table:table-cell office:value-type="string" calcext:value-type="string">
            <text:p>12:00-20:00</text:p>
          </table:table-cell>
          <table:table-cell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08/24/04 00:00:00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4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4 i Stockholm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5/28/05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28/05 00:00:0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5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5 i Stockholm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5/28/05 00:00:00</text:p>
          </table:table-cell>
          <table:table-cell office:value-type="string" calcext:value-type="string">
            <text:p>12:00-12:3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28/05 00:00:0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5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5 i Stockholm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5/28/05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28/05 00:00:0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5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5 i Stockholm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5/28/05 00:00:00</text:p>
          </table:table-cell>
          <table:table-cell office:value-type="string" calcext:value-type="string">
            <text:p>12:00-12:30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28/05 00:00:0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5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5 i Stockholm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5/28/05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28/05 00:00:0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5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5 i Stockholm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5/28/05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28/05 00:00:0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5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5 i Stockholm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5/27/05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5/27/05 00:00:0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5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5 i Stockholm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5/27/05 00:00:00</text:p>
          </table:table-cell>
          <table:table-cell office:value-type="string" calcext:value-type="string">
            <text:p>12:00-20:0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5/27/05 00:00:0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5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5 i Stockholm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5/27/05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5/27/05 00:00:0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5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5 i Stockholm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5/27/05 00:00:00</text:p>
          </table:table-cell>
          <table:table-cell office:value-type="string" calcext:value-type="string">
            <text:p>12:00-20:00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ors</text:p>
          </table:table-cell>
          <table:table-cell office:value-type="string" calcext:value-type="string">
            <text:p>05/26/05 00:00:0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5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5 i Stockhol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8/27/05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7/05 00:00:0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5 i Stockhol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8/27/05 00:00:00</text:p>
          </table:table-cell>
          <table:table-cell office:value-type="string" calcext:value-type="string">
            <text:p>12:00-12:30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7/05 00:00:0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5 i Stockhol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8/27/05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7/05 00:00:0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5 i Stockhol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8/27/05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7/05 00:00:0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5 i Stockholm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8/26/05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8/26/05 00:00:0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5 i Stockholm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8/23/05 00:00:00</text:p>
          </table:table-cell>
          <table:table-cell office:value-type="string" calcext:value-type="string">
            <text:p>12:00-20:00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08/23/05 00:00:0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5 i Stockhol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9/02/05 00:00:00</text:p>
          </table:table-cell>
          <table:table-cell office:value-type="string" calcext:value-type="string">
            <text:p>12:00-20:00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9/02/05 00:00:0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5 i Stockhol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5/27/06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27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6 i Stockhol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5/27/06 00:00:00</text:p>
          </table:table-cell>
          <table:table-cell office:value-type="string" calcext:value-type="string">
            <text:p>12:00-12:3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27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6 i Stockhol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5/27/06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27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6 i Stockholm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5/27/06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27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6 i Stockholm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5/26/06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5/26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6 i Stockhol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5/25/06 00:00:00</text:p>
          </table:table-cell>
          <table:table-cell office:value-type="string" calcext:value-type="string">
            <text:p>12:00-20:00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ors</text:p>
          </table:table-cell>
          <table:table-cell office:value-type="string" calcext:value-type="string">
            <text:p>05/25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6 i Stockholm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6/02/06 00:00:00</text:p>
          </table:table-cell>
          <table:table-cell office:value-type="string" calcext:value-type="string">
            <text:p>12:00-20:00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2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6 i Stockhol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8/26/06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6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6 i Stockhol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8/26/06 00:00:00</text:p>
          </table:table-cell>
          <table:table-cell office:value-type="string" calcext:value-type="string">
            <text:p>07:00-07:30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6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6 i Stockhol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8/26/06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6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6 i Stockhol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8/26/06 00:00:00</text:p>
          </table:table-cell>
          <table:table-cell office:value-type="string" calcext:value-type="string">
            <text:p>07:00-07:30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6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6 i Stockhol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8/26/06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6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6 i Stockhol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8/26/06 00:00:00</text:p>
          </table:table-cell>
          <table:table-cell office:value-type="string" calcext:value-type="string">
            <text:p>12:00-12:30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6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6 i Stockhol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8/26/06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6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6 i Stockholm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8/25/06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8/25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6 i Stockholm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6/02/07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2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7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7 i Stockholm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6/02/07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2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7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7 i Stockholm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6/02/07 00:00:00</text:p>
          </table:table-cell>
          <table:table-cell office:value-type="string" calcext:value-type="string">
            <text:p>12:00-12:30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2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7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7 i Stockholm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6/02/07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2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7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7 i Stockholm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6/01/07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6/0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7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7 i Stockholm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6/01/07 00:00:00</text:p>
          </table:table-cell>
          <table:table-cell office:value-type="string" calcext:value-type="string">
            <text:p>12:00-20:00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6/0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7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7 i Stockholm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6/01/07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6/0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7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7 i Stockholm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5/31/07 00:00:00</text:p>
          </table:table-cell>
          <table:table-cell office:value-type="string" calcext:value-type="string">
            <text:p>12:00-20:00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ors</text:p>
          </table:table-cell>
          <table:table-cell office:value-type="string" calcext:value-type="string">
            <text:p>05/3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7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7 i Stockhol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9/01/07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7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7 i Stockhol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9/01/07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7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7 i Stockhol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9/01/07 00:00:00</text:p>
          </table:table-cell>
          <table:table-cell office:value-type="string" calcext:value-type="string">
            <text:p>12:00-12:30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7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7 i Stockhol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9/01/07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7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7 i Stockholm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8/31/07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8/3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7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7 i Stockholm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5/31/08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31/08 00:00:0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8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8 i Stockholm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5/31/08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31/08 00:00:0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8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8 i Stockholm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5/31/08 00:00:00</text:p>
          </table:table-cell>
          <table:table-cell office:value-type="string" calcext:value-type="string">
            <text:p>07:00-07:30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31/08 00:00:0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8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8 i Stockholm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5/31/08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31/08 00:00:0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8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8 i Stockholm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5/30/08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5/30/08 00:00:0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8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8 i Stockholm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5/29/08 00:00:00</text:p>
          </table:table-cell>
          <table:table-cell office:value-type="string" calcext:value-type="string">
            <text:p>12:00-20:00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ors</text:p>
          </table:table-cell>
          <table:table-cell office:value-type="string" calcext:value-type="string">
            <text:p>05/29/08 00:00:0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8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8 i Stockholm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9/04/08 00:00:00</text:p>
          </table:table-cell>
          <table:table-cell office:value-type="string" calcext:value-type="string">
            <text:p>12:00-20:0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rs</text:p>
          </table:table-cell>
          <table:table-cell office:value-type="string" calcext:value-type="string">
            <text:p>09/04/08 00:00:0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8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8 i Stockholm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9/05/08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9/05/08 00:00:0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8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8 i Stockholm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9/06/08 00:00:00</text:p>
          </table:table-cell>
          <table:table-cell office:value-type="string" calcext:value-type="string">
            <text:p>12:00-12:30</text:p>
          </table:table-cell>
          <table:table-cell office:value-type="float" office:value="48" calcext:value-type="float">
            <text:p>4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6/08 00:00:0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8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8 i Stockholm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9/06/08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6/08 00:00:0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8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8 i Stockholm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9/06/08 00:00:00</text:p>
          </table:table-cell>
          <table:table-cell office:value-type="string" calcext:value-type="string">
            <text:p>12:00-12:30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6/08 00:00:0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8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8 i Stockholm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9/06/08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6/08 00:00:0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8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8 i Stockholm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9/06/08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6/08 00:00:0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8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8 i Stockholm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9/06/08 00:00:00</text:p>
          </table:table-cell>
          <table:table-cell office:value-type="string" calcext:value-type="string">
            <text:p>07:00-07:30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6/08 00:00:0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8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8 i Stockholm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9/06/08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6/08 00:00:0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8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8 i Stockholm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8/16/08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16/08 00:00:0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8S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Specialseglingen</text:p>
          </table:table-cell>
          <table:table-cell office:value-type="string" calcext:value-type="string">
            <text:p>Specialseglingen 2008 i Stockholm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6/06/09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6/09 00:00: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9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9 i Stockholm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6/06/09 00:00:00</text:p>
          </table:table-cell>
          <table:table-cell office:value-type="string" calcext:value-type="string">
            <text:p>07:00-07:30</text:p>
          </table:table-cell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6/09 00:00: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9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9 i Stockholm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6/06/09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6/09 00:00: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9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9 i Stockholm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6/06/09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6/09 00:00: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9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9 i Stockholm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6/06/09 00:00:00</text:p>
          </table:table-cell>
          <table:table-cell office:value-type="string" calcext:value-type="string">
            <text:p>12:00-12:30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6/09 00:00: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9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9 i Stockholm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6/06/09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6/09 00:00: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9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9 i Stockholm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6/05/09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6/05/09 00:00: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9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9 i Stockholm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6/04/09 00:00:00</text:p>
          </table:table-cell>
          <table:table-cell office:value-type="string" calcext:value-type="string">
            <text:p>12:00-20:00</text:p>
          </table:table-cell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ors</text:p>
          </table:table-cell>
          <table:table-cell office:value-type="string" calcext:value-type="string">
            <text:p>06/04/09 00:00: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9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9 i Stockholm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8/15/09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15/09 00:00: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9S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Specialseglingen</text:p>
          </table:table-cell>
          <table:table-cell office:value-type="string" calcext:value-type="string">
            <text:p>Specialseglingen 2009 i Stockholm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9/05/09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5/09 00:00: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9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9 i Stockholm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9/05/09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5/09 00:00: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9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9 i Stockholm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9/04/09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9/04/09 00:00: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9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9 i Stockholm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6/05/10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5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0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0 i Stockholm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6/05/10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5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0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0 i Stockholm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06/04/10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6/04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0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0 i Stockholm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8/15/10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15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0S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Specialseglingen</text:p>
          </table:table-cell>
          <table:table-cell office:value-type="string" calcext:value-type="string">
            <text:p>Specialseglingen 2010 i Stockholm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08/14/10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14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0S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Specialseglingen</text:p>
          </table:table-cell>
          <table:table-cell office:value-type="string" calcext:value-type="string">
            <text:p>Specialseglingen 2010 i Stockholm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9/04/10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4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0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0 i Stockholm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9/04/10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4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0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0 i Stockholm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9/03/10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9/03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0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0 i Stockholm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8/31/10 00:00:00</text:p>
          </table:table-cell>
          <table:table-cell office:value-type="string" calcext:value-type="string">
            <text:p>12:00-20:00</text:p>
          </table:table-cell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08/31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0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0 i Stockholm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5/28/11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28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1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1 i Stockholm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5/28/11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28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1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1 i Stockholm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5/28/11 00:00:00</text:p>
          </table:table-cell>
          <table:table-cell office:value-type="string" calcext:value-type="string">
            <text:p>12:00-12:30</text:p>
          </table:table-cell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28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1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1 i Stockholm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5/28/11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28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1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1 i Stockholm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5/27/11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5/27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1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1 i Stockholm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5/26/11 00:00:00</text:p>
          </table:table-cell>
          <table:table-cell office:value-type="string" calcext:value-type="string">
            <text:p>12:00-20:00</text:p>
          </table:table-cell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Tors</text:p>
          </table:table-cell>
          <table:table-cell office:value-type="string" calcext:value-type="string">
            <text:p>05/26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1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1 i Stockholm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6/04/11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4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1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1 i Stockholm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6/04/11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4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1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1 i Stockholm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6/04/11 00:00:00</text:p>
          </table:table-cell>
          <table:table-cell office:value-type="string" calcext:value-type="string">
            <text:p>12:00-12:30</text:p>
          </table:table-cell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4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1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1 i Stockholm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6/04/11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4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1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1 i Stockholm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6/03/11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6/03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1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1 i Stockholm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9/03/11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3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1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1 i Stockholm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9/03/11 00:00:00</text:p>
          </table:table-cell>
          <table:table-cell office:value-type="string" calcext:value-type="string">
            <text:p>12:00-12:30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3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1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1 i Stockholm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9/03/11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3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1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1 i Stockholm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09/03/11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3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1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1 i Stockholm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9/02/11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9/02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1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1 i Stockholm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08/30/11 00:00:00</text:p>
          </table:table-cell>
          <table:table-cell office:value-type="string" calcext:value-type="string">
            <text:p>12:00-20: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08/30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1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1 i Stockholm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9/03/11 00:00:00</text:p>
          </table:table-cell>
          <table:table-cell office:value-type="string" calcext:value-type="string">
            <text:p>11:30-12:00</text:p>
          </table:table-cell>
          <table:table-cell office:value-type="float" office:value="24" calcext:value-type="float">
            <text:p>24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3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:00-16:30</text:p>
          </table:table-cell>
          <table:table-cell office:value-type="string" calcext:value-type="string">
            <text:p>Sthlm-2011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1 i Stockholm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9/03/11 00:00:00</text:p>
          </table:table-cell>
          <table:table-cell office:value-type="string" calcext:value-type="string">
            <text:p>06:30-07:00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3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6:30-07:00</text:p>
          </table:table-cell>
          <table:table-cell office:value-type="string" calcext:value-type="string">
            <text:p>Sthlm-2011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1 i Stockholm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6/02/12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2/12 00:00: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2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2 i Stockholm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6/02/12 00:00:00</text:p>
          </table:table-cell>
          <table:table-cell office:value-type="string" calcext:value-type="string">
            <text:p>12:00-12:30</text:p>
          </table:table-cell>
          <table:table-cell office:value-type="float" office:value="12" calcext:value-type="float">
            <text:p>1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2/12 00:00: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2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2 i Stockholm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06/02/12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2/12 00:00: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2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2 i Stockholm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6/01/12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6/01/12 00:00: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2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2 i Stockholm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5/31/12 00:00:00</text:p>
          </table:table-cell>
          <table:table-cell office:value-type="string" calcext:value-type="string">
            <text:p>12:00-20:00</text:p>
          </table:table-cell>
          <table:table-cell office:value-type="float" office:value="72" calcext:value-type="float">
            <text:p>7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Tors</text:p>
          </table:table-cell>
          <table:table-cell office:value-type="string" calcext:value-type="string">
            <text:p>05/31/12 00:00: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2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2 i Stockholm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6/09/12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9/12 00:00: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2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2 i Stockholm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9/01/12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1/12 00:00: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2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2 i Stockholm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9/01/12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1/12 00:00: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2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2 i Stockholm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8/31/12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8/31/12 00:00: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2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2 i Stockholm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06/01/13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1/13 00:00: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3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3 i Stockholm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06/01/13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1/13 00:00: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3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3 i Stockholm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6/01/13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1/13 00:00: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3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3 i Stockholm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05/31/13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5/31/13 00:00: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3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3 i Stockholm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5/30/13 00:00:00</text:p>
          </table:table-cell>
          <table:table-cell office:value-type="string" calcext:value-type="string">
            <text:p>12:00-20:00</text:p>
          </table:table-cell>
          <table:table-cell office:value-type="float" office:value="72" calcext:value-type="float">
            <text:p>7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Tors</text:p>
          </table:table-cell>
          <table:table-cell office:value-type="string" calcext:value-type="string">
            <text:p>05/30/13 00:00: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3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3 i Stockholm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08/29/13 00:00:00</text:p>
          </table:table-cell>
          <table:table-cell office:value-type="string" calcext:value-type="string">
            <text:p>12:00-16:00</text:p>
          </table:table-cell>
          <table:table-cell office:value-type="float" office:value="48" calcext:value-type="float">
            <text:p>48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Tors</text:p>
          </table:table-cell>
          <table:table-cell office:value-type="string" calcext:value-type="string">
            <text:p>08/29/13 00:00: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Sthlm-2013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3 i Stockholm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8/30/13 00:00:00</text:p>
          </table:table-cell>
          <table:table-cell office:value-type="string" calcext:value-type="string">
            <text:p>12:00-16:00</text:p>
          </table:table-cell>
          <table:table-cell office:value-type="float" office:value="48" calcext:value-type="float">
            <text:p>48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8/30/13 00:00: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Sthlm-2013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3 i Stockholm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8/30/13 00:00:00</text:p>
          </table:table-cell>
          <table:table-cell office:value-type="string" calcext:value-type="string">
            <text:p>12:00-16:00</text:p>
          </table:table-cell>
          <table:table-cell office:value-type="float" office:value="24" calcext:value-type="float">
            <text:p>24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8/30/13 00:00: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Sthlm-2013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3 i Stockholm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8/30/13 00:00:00</text:p>
          </table:table-cell>
          <table:table-cell office:value-type="string" calcext:value-type="string">
            <text:p>12:00-16:00</text:p>
          </table:table-cell>
          <table:table-cell office:value-type="float" office:value="48" calcext:value-type="float">
            <text:p>48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8/30/13 00:00: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Sthlm-2013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3 i Stockholm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8/30/13 00:00:00</text:p>
          </table:table-cell>
          <table:table-cell office:value-type="string" calcext:value-type="string">
            <text:p>12:00-16:00</text:p>
          </table:table-cell>
          <table:table-cell office:value-type="float" office:value="24" calcext:value-type="float">
            <text:p>24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8/30/13 00:00: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Sthlm-2013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3 i Stockholm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8/31/13 00:00:00</text:p>
          </table:table-cell>
          <table:table-cell office:value-type="string" calcext:value-type="string">
            <text:p>12:00-16:00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31/13 00:00: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Sthlm-2013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3 i Stockholm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08/31/13 00:00:00</text:p>
          </table:table-cell>
          <table:table-cell office:value-type="string" calcext:value-type="string">
            <text:p>06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31/13 00:00: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5:00-06:00</text:p>
          </table:table-cell>
          <table:table-cell office:value-type="string" calcext:value-type="string">
            <text:p>Sthlm-2013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3 i Stockholm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05/29/14 00:00:00</text:p>
          </table:table-cell>
          <table:table-cell office:value-type="string" calcext:value-type="string">
            <text:p>12:00-16:30</text:p>
          </table:table-cell>
          <table:table-cell office:value-type="float" office:value="48" calcext:value-type="float">
            <text:p>48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Tors</text:p>
          </table:table-cell>
          <table:table-cell office:value-type="string" calcext:value-type="string">
            <text:p>05/29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:00-16:30</text:p>
          </table:table-cell>
          <table:table-cell office:value-type="string" calcext:value-type="string">
            <text:p>Sthlm-2014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4 i Stockholm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5/30/14 00:00:00</text:p>
          </table:table-cell>
          <table:table-cell office:value-type="string" calcext:value-type="string">
            <text:p>16:00-16:30</text:p>
          </table:table-cell>
          <table:table-cell office:value-type="float" office:value="24" calcext:value-type="float">
            <text:p>2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5/30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:00-16:30</text:p>
          </table:table-cell>
          <table:table-cell office:value-type="string" calcext:value-type="string">
            <text:p>Sthlm-2014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4 i Stockholm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05/31/14 00:00:00</text:p>
          </table:table-cell>
          <table:table-cell office:value-type="string" calcext:value-type="string">
            <text:p>06:00-06:00</text:p>
          </table:table-cell>
          <table:table-cell office:value-type="float" office:value="12" calcext:value-type="float">
            <text:p>1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31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5:00-06:00</text:p>
          </table:table-cell>
          <table:table-cell office:value-type="string" calcext:value-type="string">
            <text:p>Sthlm-2014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4 i Stockholm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5/29/14 00:00:00</text:p>
          </table:table-cell>
          <table:table-cell office:value-type="string" calcext:value-type="string">
            <text:p>12:00-20:00</text:p>
          </table:table-cell>
          <table:table-cell office:value-type="float" office:value="72" calcext:value-type="float">
            <text:p>7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Tors</text:p>
          </table:table-cell>
          <table:table-cell office:value-type="string" calcext:value-type="string">
            <text:p>05/29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4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4 i Stockholm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05/30/14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5/30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4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4 i Stockholm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5/31/14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31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4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4 i Stockholm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06/01/14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ön</text:p>
          </table:table-cell>
          <table:table-cell office:value-type="string" calcext:value-type="string">
            <text:p>06/01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4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4 i Stockholm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9/05/14 00:00:00</text:p>
          </table:table-cell>
          <table:table-cell office:value-type="string" calcext:value-type="string">
            <text:p>16:00-16:30</text:p>
          </table:table-cell>
          <table:table-cell office:value-type="float" office:value="24" calcext:value-type="float">
            <text:p>24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6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5:00-06:00</text:p>
          </table:table-cell>
          <table:table-cell office:value-type="string" calcext:value-type="string">
            <text:p>Sthlm-2014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4 i Stockholm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9/06/14 00:00:00</text:p>
          </table:table-cell>
          <table:table-cell office:value-type="string" calcext:value-type="string">
            <text:p>05:00-06:00</text:p>
          </table:table-cell>
          <table:table-cell office:value-type="float" office:value="12" calcext:value-type="float">
            <text:p>12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6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5:00-06:00</text:p>
          </table:table-cell>
          <table:table-cell office:value-type="string" calcext:value-type="string">
            <text:p>Sthlm-2014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4 i Stockholm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09/05/14 00:00:00</text:p>
          </table:table-cell>
          <table:table-cell office:value-type="string" calcext:value-type="string">
            <text:p>16:00-16:30</text:p>
          </table:table-cell>
          <table:table-cell office:value-type="float" office:value="24" calcext:value-type="float">
            <text:p>2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9/05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:00-16:30</text:p>
          </table:table-cell>
          <table:table-cell office:value-type="string" calcext:value-type="string">
            <text:p>Sthlm-2014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4 i Stockholm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9/07/14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ön</text:p>
          </table:table-cell>
          <table:table-cell office:value-type="string" calcext:value-type="string">
            <text:p>09/07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4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4 i Stockholm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9/06/14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6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4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4 i Stockholm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9/05/14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9/05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4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4 i Stockholm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6/06/15 00:00:00</text:p>
          </table:table-cell>
          <table:table-cell office:value-type="string" calcext:value-type="string">
            <text:p>05:00-06:00</text:p>
          </table:table-cell>
          <table:table-cell office:value-type="float" office:value="12" calcext:value-type="float">
            <text:p>1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6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5:00-06:00</text:p>
          </table:table-cell>
          <table:table-cell office:value-type="string" calcext:value-type="string">
            <text:p>Sthlm-2015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5 i Stockholm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06/05/15 00:00:00</text:p>
          </table:table-cell>
          <table:table-cell office:value-type="string" calcext:value-type="string">
            <text:p>16:00-16:30</text:p>
          </table:table-cell>
          <table:table-cell office:value-type="float" office:value="24" calcext:value-type="float">
            <text:p>24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6/05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:00-16:30</text:p>
          </table:table-cell>
          <table:table-cell office:value-type="string" calcext:value-type="string">
            <text:p>Sthlm-2015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5 i Stockholm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06/05/15 00:00:00</text:p>
          </table:table-cell>
          <table:table-cell office:value-type="string" calcext:value-type="string">
            <text:p>16:00-16:30</text:p>
          </table:table-cell>
          <table:table-cell office:value-type="float" office:value="12" calcext:value-type="float">
            <text:p>1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6/05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:00-16:30</text:p>
          </table:table-cell>
          <table:table-cell office:value-type="string" calcext:value-type="string">
            <text:p>Sthlm-2015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5 i Stockholm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06/05/15 00:00:00</text:p>
          </table:table-cell>
          <table:table-cell office:value-type="string" calcext:value-type="string">
            <text:p>16:00-16:30</text:p>
          </table:table-cell>
          <table:table-cell office:value-type="float" office:value="24" calcext:value-type="float">
            <text:p>24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6/05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:00-16:30</text:p>
          </table:table-cell>
          <table:table-cell office:value-type="string" calcext:value-type="string">
            <text:p>Sthlm-2015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5 i Stockholm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6/05/15 00:00:00</text:p>
          </table:table-cell>
          <table:table-cell office:value-type="string" calcext:value-type="string">
            <text:p>16:00-16:30</text:p>
          </table:table-cell>
          <table:table-cell office:value-type="float" office:value="24" calcext:value-type="float">
            <text:p>24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Tors</text:p>
          </table:table-cell>
          <table:table-cell office:value-type="string" calcext:value-type="string">
            <text:p>06/04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:00-16:30</text:p>
          </table:table-cell>
          <table:table-cell office:value-type="string" calcext:value-type="string">
            <text:p>Sthlm-2015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5 i Stockholm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06/03/15 00:00:00</text:p>
          </table:table-cell>
          <table:table-cell office:value-type="string" calcext:value-type="string">
            <text:p>12:00-16:30</text:p>
          </table:table-cell>
          <table:table-cell office:value-type="float" office:value="72" calcext:value-type="float">
            <text:p>7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06/03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:00-16:30</text:p>
          </table:table-cell>
          <table:table-cell office:value-type="string" calcext:value-type="string">
            <text:p>Sthlm-2015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5 i Stockholm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6/07/15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ön</text:p>
          </table:table-cell>
          <table:table-cell office:value-type="string" calcext:value-type="string">
            <text:p>06/07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5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5 i Stockholm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6/06/15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6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5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5 i Stockholm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6/05/15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6/05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5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5 i Stockholm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06/04/15 00:00:00</text:p>
          </table:table-cell>
          <table:table-cell office:value-type="string" calcext:value-type="string">
            <text:p>12:00-20:00</text:p>
          </table:table-cell>
          <table:table-cell office:value-type="float" office:value="72" calcext:value-type="float">
            <text:p>7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Tors</text:p>
          </table:table-cell>
          <table:table-cell office:value-type="string" calcext:value-type="string">
            <text:p>06/04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5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5 i Stockholm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9/05/15 00:00:00</text:p>
          </table:table-cell>
          <table:table-cell office:value-type="string" calcext:value-type="string">
            <text:p>05:00-06:00</text:p>
          </table:table-cell>
          <table:table-cell office:value-type="float" office:value="12" calcext:value-type="float">
            <text:p>12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5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5:00-06:00</text:p>
          </table:table-cell>
          <table:table-cell office:value-type="string" calcext:value-type="string">
            <text:p>Sthlm-201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5 i Stockholm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09/04/15 00:00:00</text:p>
          </table:table-cell>
          <table:table-cell office:value-type="string" calcext:value-type="string">
            <text:p>16:00-16:30</text:p>
          </table:table-cell>
          <table:table-cell office:value-type="float" office:value="24" calcext:value-type="float">
            <text:p>2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9/04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:00-16:30</text:p>
          </table:table-cell>
          <table:table-cell office:value-type="string" calcext:value-type="string">
            <text:p>Sthlm-201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5 i Stockholm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09/05/15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9/04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:00-16:30</text:p>
          </table:table-cell>
          <table:table-cell office:value-type="string" calcext:value-type="string">
            <text:p>Sthlm-201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5 i Stockholm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9/03/15 00:00:00</text:p>
          </table:table-cell>
          <table:table-cell office:value-type="string" calcext:value-type="string">
            <text:p>12:00-16:30</text:p>
          </table:table-cell>
          <table:table-cell office:value-type="float" office:value="48" calcext:value-type="float">
            <text:p>48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Tors</text:p>
          </table:table-cell>
          <table:table-cell office:value-type="string" calcext:value-type="string">
            <text:p>09/03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:00-16:30</text:p>
          </table:table-cell>
          <table:table-cell office:value-type="string" calcext:value-type="string">
            <text:p>Sthlm-201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5 i Stockholm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09/03/15 00:00:00</text:p>
          </table:table-cell>
          <table:table-cell office:value-type="string" calcext:value-type="string">
            <text:p>12:00-16:30</text:p>
          </table:table-cell>
          <table:table-cell office:value-type="float" office:value="48" calcext:value-type="float">
            <text:p>48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09/02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:00-16:30</text:p>
          </table:table-cell>
          <table:table-cell office:value-type="string" calcext:value-type="string">
            <text:p>Sthlm-201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5 i Stockholm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9/06/15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ön</text:p>
          </table:table-cell>
          <table:table-cell office:value-type="string" calcext:value-type="string">
            <text:p>09/06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5 i Stockholm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09/05/15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5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5 i Stockholm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9/04/15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9/04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5 i Stockholm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6/05/16 00:00:00</text:p>
          </table:table-cell>
          <table:table-cell office:value-type="string" calcext:value-type="string">
            <text:p>05:00-06:00</text:p>
          </table:table-cell>
          <table:table-cell office:value-type="float" office:value="12" calcext:value-type="float">
            <text:p>12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Sön</text:p>
          </table:table-cell>
          <table:table-cell office:value-type="string" calcext:value-type="string">
            <text:p>06/05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5:00-06:00</text:p>
          </table:table-cell>
          <table:table-cell office:value-type="string" calcext:value-type="string">
            <text:p>Sthlm-201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6 i Stockholm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6/04/16 00:00:00</text:p>
          </table:table-cell>
          <table:table-cell office:value-type="string" calcext:value-type="string">
            <text:p>16:00-16:30</text:p>
          </table:table-cell>
          <table:table-cell office:value-type="float" office:value="24" calcext:value-type="float">
            <text:p>24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4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:00-16:30</text:p>
          </table:table-cell>
          <table:table-cell office:value-type="string" calcext:value-type="string">
            <text:p>Sthlm-201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6 i Stockholm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6/05/16 00:00:00</text:p>
          </table:table-cell>
          <table:table-cell office:value-type="string" calcext:value-type="string">
            <text:p>05:00-06:00</text:p>
          </table:table-cell>
          <table:table-cell office:value-type="float" office:value="12" calcext:value-type="float">
            <text:p>12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4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:00-16:30</text:p>
          </table:table-cell>
          <table:table-cell office:value-type="string" calcext:value-type="string">
            <text:p>Sthlm-201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6 i Stockholm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6/03/16 00:00:00</text:p>
          </table:table-cell>
          <table:table-cell office:value-type="string" calcext:value-type="string">
            <text:p>12:00-16:30</text:p>
          </table:table-cell>
          <table:table-cell office:value-type="float" office:value="48" calcext:value-type="float">
            <text:p>48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6/03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:00-16:30</text:p>
          </table:table-cell>
          <table:table-cell office:value-type="string" calcext:value-type="string">
            <text:p>Sthlm-201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6 i Stockholm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6/03/16 00:00:00</text:p>
          </table:table-cell>
          <table:table-cell office:value-type="string" calcext:value-type="string">
            <text:p>12:00-16:30</text:p>
          </table:table-cell>
          <table:table-cell office:value-type="float" office:value="24" calcext:value-type="float">
            <text:p>24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6/03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:00-16:30</text:p>
          </table:table-cell>
          <table:table-cell office:value-type="string" calcext:value-type="string">
            <text:p>Sthlm-201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6 i Stockholm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6/04/16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4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6 i Stockholm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6/04/16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4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6 i Stockholm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6/03/16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6/03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6 i Stockholm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06/02/16 00:00:00</text:p>
          </table:table-cell>
          <table:table-cell office:value-type="string" calcext:value-type="string">
            <text:p>12:00-20:00</text:p>
          </table:table-cell>
          <table:table-cell office:value-type="float" office:value="72" calcext:value-type="float">
            <text:p>7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Tors</text:p>
          </table:table-cell>
          <table:table-cell office:value-type="string" calcext:value-type="string">
            <text:p>06/02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6 i Stockholm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6/05/16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Sön</text:p>
          </table:table-cell>
          <table:table-cell office:value-type="string" calcext:value-type="string">
            <text:p>06/05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6 i Stockholm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9/03/16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3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6 i Stockholm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9/03/16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3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6 i Stockholm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9/02/16 00:00:00</text:p>
          </table:table-cell>
          <table:table-cell office:value-type="string" calcext:value-type="string">
            <text:p>05:00-06:00</text:p>
          </table:table-cell>
          <table:table-cell office:value-type="float" office:value="12" calcext:value-type="float">
            <text:p>12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9/02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:00-16:30</text:p>
          </table:table-cell>
          <table:table-cell office:value-type="string" calcext:value-type="string">
            <text:p>Sthlm-201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6 i Stockholm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9/02/16 00:00:00</text:p>
          </table:table-cell>
          <table:table-cell office:value-type="string" calcext:value-type="string">
            <text:p>16:00-16:30</text:p>
          </table:table-cell>
          <table:table-cell office:value-type="float" office:value="24" calcext:value-type="float">
            <text:p>24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9/02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:00-16:30</text:p>
          </table:table-cell>
          <table:table-cell office:value-type="string" calcext:value-type="string">
            <text:p>Sthlm-201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6 i Stockholm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09/02/16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9/02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6 i Stockhol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8/27/05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7/05 00:00:0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5 i Stockhol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8/27/05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7/05 00:00:0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5 i Stockhol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8/27/05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7/05 00:00:0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5 i Stockhol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8/27/05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7/05 00:00:0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5 i Stockhol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8/27/05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7/05 00:00:0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5 i Stockhol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8/27/05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7/05 00:00:0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5 i Stockhol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8/27/05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7/05 00:00:0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5 i Stockhol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8/27/05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7/05 00:00:0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5 i Stockholm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8/23/05 00:00:00</text:p>
          </table:table-cell>
          <table:table-cell office:value-type="string" calcext:value-type="string">
            <text:p>12:00-20:00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08/23/05 00:00:0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5 i Stockhol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8/27/05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7/05 00:00:0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5 i Stockholm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8/26/05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8/26/05 00:00:0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5 i Stockhol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8/27/05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7/05 00:00:0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5 i Stockhol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8/27/05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7/05 00:00:0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5 i Stockhol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8/27/05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7/05 00:00:0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5 i Stockholm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6/05/10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5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0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0 i Stockholm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5/31/08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31/08 00:00:0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8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8 i Stockholm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6/06/09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6/09 00:00: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9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9 i Stockholm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6/06/09 00:00:00</text:p>
          </table:table-cell>
          <table:table-cell office:value-type="string" calcext:value-type="string">
            <text:p>12:00-12:30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6/09 00:00: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9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9 i Stockholm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6/06/09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6/09 00:00: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9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9 i Stockholm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6/06/09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6/09 00:00: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9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9 i Stockholm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6/05/09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6/05/09 00:00: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9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9 i Stockholm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6/06/09 00:00:00</text:p>
          </table:table-cell>
          <table:table-cell office:value-type="string" calcext:value-type="string">
            <text:p>07:00-07:30</text:p>
          </table:table-cell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6/09 00:00: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9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9 i Stockholm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6/05/09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6/05/09 00:00: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9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9 i Stockholm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6/06/09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6/09 00:00: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9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9 i Stockholm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6/06/09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6/09 00:00: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9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9 i Stockholm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6/05/09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6/05/09 00:00: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9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9 i Stockholm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5/31/08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31/08 00:00:0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8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8 i Stockholm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6/06/09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6/09 00:00: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9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9 i Stockholm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6/06/09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6/09 00:00: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9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9 i Stockholm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6/06/09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6/09 00:00: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9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9 i Stockholm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6/06/09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6/09 00:00: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9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9 i Stockholm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8/15/09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15/09 00:00: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9S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Specialseglingen</text:p>
          </table:table-cell>
          <table:table-cell office:value-type="string" calcext:value-type="string">
            <text:p>Specialseglingen 2009 i Stockholm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9/05/09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5/09 00:00: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9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9 i Stockholm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9/05/09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5/09 00:00: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9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9 i Stockhol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8/27/05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7/05 00:00:0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5 i Stockholm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8/26/05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8/26/05 00:00:0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5 i Stockhol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8/27/05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7/05 00:00:0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5 i Stockholm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8/23/05 00:00:00</text:p>
          </table:table-cell>
          <table:table-cell office:value-type="string" calcext:value-type="string">
            <text:p>12:00-20:00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08/23/05 00:00:0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5 i Stockhol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8/27/05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7/05 00:00:0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5 i Stockholm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8/26/05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8/26/05 00:00:0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5 i Stockhol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8/27/05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7/05 00:00:0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5 i Stockhol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8/27/05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7/05 00:00:0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5 i Stockhol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8/27/05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7/05 00:00:0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5 i Stockhol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8/27/05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7/05 00:00:0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5 i Stockhol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9/02/05 00:00:00</text:p>
          </table:table-cell>
          <table:table-cell office:value-type="string" calcext:value-type="string">
            <text:p>12:00-20:00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9/02/05 00:00:0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5 i Stockhol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5/25/06 00:00:00</text:p>
          </table:table-cell>
          <table:table-cell office:value-type="string" calcext:value-type="string">
            <text:p>12:00-20:00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ors</text:p>
          </table:table-cell>
          <table:table-cell office:value-type="string" calcext:value-type="string">
            <text:p>05/25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6 i Stockhol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5/27/06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27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6 i Stockholm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5/26/06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5/26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6 i Stockhol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5/27/06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27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6 i Stockholm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6/05/10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5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0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0 i Stockhol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5/27/06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27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6 i Stockhol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5/27/06 00:00:00</text:p>
          </table:table-cell>
          <table:table-cell office:value-type="string" calcext:value-type="string">
            <text:p>12:00-12:3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27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6 i Stockhol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5/27/06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27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6 i Stockhol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5/25/06 00:00:00</text:p>
          </table:table-cell>
          <table:table-cell office:value-type="string" calcext:value-type="string">
            <text:p>12:00-20:00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ors</text:p>
          </table:table-cell>
          <table:table-cell office:value-type="string" calcext:value-type="string">
            <text:p>05/25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6 i Stockhol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5/27/06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27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6 i Stockholm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6/05/10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5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0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0 i Stockholm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06/04/10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6/04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0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0 i Stockhol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5/27/06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27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6 i Stockholm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5/26/06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5/26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6 i Stockhol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5/27/06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27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6 i Stockholm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5/26/06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5/26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6 i Stockholm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5/27/06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27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6 i Stockhol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5/27/06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27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6 i Stockholm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5/31/08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31/08 00:00:0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8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8 i Stockhol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5/27/06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27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6 i Stockholm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6/02/06 00:00:00</text:p>
          </table:table-cell>
          <table:table-cell office:value-type="string" calcext:value-type="string">
            <text:p>12:00-20:00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2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6 i Stockhol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8/26/06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6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6 i Stockholm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6/05/10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5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0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0 i Stockholm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5/31/08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31/08 00:00:0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8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8 i Stockholm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9/05/09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5/09 00:00: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9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9 i Stockholm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9/05/09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5/09 00:00: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9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9 i Stockholm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9/05/09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5/09 00:00: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9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9 i Stockholm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9/05/09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5/09 00:00: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9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9 i Stockholm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9/05/09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5/09 00:00: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9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9 i Stockhol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5/27/06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27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6 i Stockholm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5/27/06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27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6 i Stockhol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5/27/06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27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6 i Stockholm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8/25/06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8/25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6 i Stockhol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8/26/06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6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6 i Stockholm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8/25/06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8/25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6 i Stockhol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8/26/06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6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6 i Stockhol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8/26/06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6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6 i Stockhol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8/26/06 00:00:00</text:p>
          </table:table-cell>
          <table:table-cell office:value-type="string" calcext:value-type="string">
            <text:p>12:00-12:30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6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6 i Stockhol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8/26/06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6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6 i Stockholm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8/25/06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8/25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6 i Stockhol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8/26/06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6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6 i Stockhol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8/26/06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6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6 i Stockhol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8/26/06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6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6 i Stockholm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8/25/06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8/25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6 i Stockhol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8/26/06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6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6 i Stockhol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8/26/06 00:00:00</text:p>
          </table:table-cell>
          <table:table-cell office:value-type="string" calcext:value-type="string">
            <text:p>07:00-07:30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6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6 i Stockhol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8/26/06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6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6 i Stockhol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8/26/06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6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6 i Stockhol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8/26/06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6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6 i Stockhol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8/26/06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6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6 i Stockhol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8/26/06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6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6 i Stockholm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8/25/06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8/25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6 i Stockhol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8/26/06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6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6 i Stockhol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8/26/06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6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6 i Stockhol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8/26/06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6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6 i Stockhol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8/26/06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6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6 i Stockhol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8/26/06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6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6 i Stockholm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5/31/07 00:00:00</text:p>
          </table:table-cell>
          <table:table-cell office:value-type="string" calcext:value-type="string">
            <text:p>12:00-20:00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ors</text:p>
          </table:table-cell>
          <table:table-cell office:value-type="string" calcext:value-type="string">
            <text:p>05/3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7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7 i Stockholm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6/05/10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5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0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0 i Stockholm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6/05/10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5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0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0 i Stockholm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6/05/10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5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0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0 i Stockholm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6/01/07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6/0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7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7 i Stockholm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6/02/07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2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7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7 i Stockholm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6/01/07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6/0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7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7 i Stockholm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6/02/07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2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7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7 i Stockholm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6/01/07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6/0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7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7 i Stockholm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6/02/07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2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7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7 i Stockholm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6/01/07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6/0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7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7 i Stockholm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6/02/07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2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7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7 i Stockholm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6/02/07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2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7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7 i Stockholm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6/02/07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2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7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7 i Stockholm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6/02/07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2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7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7 i Stockholm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6/02/07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2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7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7 i Stockholm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6/02/07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2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7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7 i Stockholm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6/02/07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2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7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7 i Stockholm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5/31/07 00:00:00</text:p>
          </table:table-cell>
          <table:table-cell office:value-type="string" calcext:value-type="string">
            <text:p>12:00-20:00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ors</text:p>
          </table:table-cell>
          <table:table-cell office:value-type="string" calcext:value-type="string">
            <text:p>05/3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7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7 i Stockholm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6/02/07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2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7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7 i Stockholm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6/01/07 00:00:00</text:p>
          </table:table-cell>
          <table:table-cell office:value-type="string" calcext:value-type="string">
            <text:p>12:00-20:00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6/0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7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7 i Stockholm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6/02/07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2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7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7 i Stockholm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6/01/07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6/0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7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7 i Stockholm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6/02/07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2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7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7 i Stockholm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6/05/10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5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0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0 i Stockholm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6/02/07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2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7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7 i Stockholm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6/02/07 00:00:00</text:p>
          </table:table-cell>
          <table:table-cell office:value-type="string" calcext:value-type="string">
            <text:p>12:00-12:30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2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7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7 i Stockholm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6/01/07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6/0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7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7 i Stockholm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6/02/07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2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7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7 i Stockholm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5/31/08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31/08 00:00:0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8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8 i Stockholm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6/01/07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6/0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7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7 i Stockholm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6/02/07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2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7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7 i Stockholm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6/05/10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5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0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0 i Stockholm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6/02/07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2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7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7 i Stockholm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6/01/07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6/0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7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7 i Stockholm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6/02/07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2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7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7 i Stockholm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6/02/07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2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7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7 i Stockholm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6/01/07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6/0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7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7 i Stockholm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6/02/07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2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7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7 i Stockholm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5/31/08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31/08 00:00:0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8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8 i Stockholm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6/02/07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2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7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7 i Stockhol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9/01/07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7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7 i Stockholm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6/05/10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5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0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0 i Stockhol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9/01/07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7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7 i Stockhol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9/01/07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7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7 i Stockhol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9/01/07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7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7 i Stockholm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8/31/07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8/3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7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7 i Stockhol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9/01/07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7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7 i Stockhol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9/01/07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7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7 i Stockhol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9/01/07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7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7 i Stockholm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6/05/10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5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0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0 i Stockhol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9/01/07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7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7 i Stockhol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5/24/03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24/03 00:00:0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3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3 i Stockhol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8/30/03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30/03 00:00:0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3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3 i Stockhol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8/30/03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30/03 00:00:0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3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3 i Stockholm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6/05/10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5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0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0 i Stockhol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6/05/04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5/04 00:00:00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4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4 i Stockhol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6/05/04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5/04 00:00:00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4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4 i Stockholm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8/28/04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8/04 00:00:00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4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4 i Stockholm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5/28/05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28/05 00:00:0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5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5 i Stockhol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8/27/05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7/05 00:00:0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5 i Stockhol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5/27/06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27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6 i Stockholm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8/25/06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8/25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6 i Stockholm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6/05/10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5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0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0 i Stockhol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8/26/06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6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6 i Stockhol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8/26/06 00:00:00</text:p>
          </table:table-cell>
          <table:table-cell office:value-type="string" calcext:value-type="string">
            <text:p>07:00-07:30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26/06 00:00: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6 i Stockholm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6/02/07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2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7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7 i Stockhol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9/01/07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7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7 i Stockhol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9/01/07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7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7 i Stockhol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9/01/07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7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7 i Stockholm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8/31/07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8/3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7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7 i Stockhol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9/01/07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7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7 i Stockholm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8/31/07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8/3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7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7 i Stockhol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9/01/07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7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7 i Stockholm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8/31/07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8/3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7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7 i Stockhol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9/01/07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7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7 i Stockhol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9/01/07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7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7 i Stockhol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9/01/07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7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7 i Stockhol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9/01/07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7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7 i Stockhol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9/01/07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7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7 i Stockholm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5/31/08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31/08 00:00:0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8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8 i Stockhol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9/01/07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7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7 i Stockhol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9/01/07 00:00:00</text:p>
          </table:table-cell>
          <table:table-cell office:value-type="string" calcext:value-type="string">
            <text:p>12:00-12:30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7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7 i Stockhol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9/01/07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7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7 i Stockhol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9/01/07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7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7 i Stockholm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8/31/07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8/3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7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7 i Stockhol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9/01/07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7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7 i Stockhol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9/01/07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7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7 i Stockholm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5/31/08 00:00:00</text:p>
          </table:table-cell>
          <table:table-cell office:value-type="string" calcext:value-type="string">
            <text:p>07:00-07:30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31/08 00:00:0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8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8 i Stockhol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9/01/07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7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7 i Stockhol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9/01/07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7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7 i Stockhol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9/01/07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7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7 i Stockholm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8/31/07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8/31/07 00:00: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7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7 i Stockholm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5/31/08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31/08 00:00:0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8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8 i Stockholm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9/05/09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5/09 00:00: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9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9 i Stockholm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9/04/09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9/04/09 00:00: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9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9 i Stockholm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9/05/09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5/09 00:00: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9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9 i Stockholm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9/05/09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5/09 00:00: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9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9 i Stockholm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9/05/09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5/09 00:00: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9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9 i Stockholm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9/05/09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5/09 00:00: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9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9 i Stockholm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5/31/08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31/08 00:00:0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8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8 i Stockholm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5/31/08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31/08 00:00:0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8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8 i Stockholm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5/31/08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31/08 00:00:0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8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8 i Stockholm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5/30/08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5/30/08 00:00:0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08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8 i Stockholm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5/31/08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31/08 00:00:0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8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8 i Stockholm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5/31/08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31/08 00:00:0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08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8 i Stockholm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5/31/08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31/08 00:00:0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8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8 i Stockholm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9/05/09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5/09 00:00: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9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09 i Stockholm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6/05/10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5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0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0 i Stockholm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06/04/10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6/04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0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0 i Stockholm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6/05/10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5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0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0 i Stockholm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6/05/10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5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0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0 i Stockholm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6/05/10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5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0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0 i Stockholm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6/06/09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6/09 00:00: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9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9 i Stockholm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6/05/10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5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0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0 i Stockholm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06/04/10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6/04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0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0 i Stockholm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6/05/10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5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0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0 i Stockholm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6/05/10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5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0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0 i Stockholm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6/05/10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5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0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0 i Stockholm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6/06/09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6/09 00:00: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9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9 i Stockholm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6/05/10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5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0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0 i Stockholm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6/05/10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5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0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0 i Stockholm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6/06/09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6/09 00:00: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09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09 i Stockholm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9/03/10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9/03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0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0 i Stockholm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9/04/10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4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0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0 i Stockholm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8/31/10 00:00:00</text:p>
          </table:table-cell>
          <table:table-cell office:value-type="string" calcext:value-type="string">
            <text:p>12:00-20:00</text:p>
          </table:table-cell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08/31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0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0 i Stockholm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9/04/10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4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0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0 i Stockholm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9/03/10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9/03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0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0 i Stockholm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9/04/10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4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0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0 i Stockholm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9/03/10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9/03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0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0 i Stockholm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9/04/10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4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0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0 i Stockholm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9/04/10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4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0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0 i Stockholm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9/04/10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4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0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0 i Stockholm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9/04/10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4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0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0 i Stockholm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9/04/10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4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0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0 i Stockholm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9/04/10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4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0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0 i Stockholm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9/04/10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4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0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0 i Stockholm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9/04/10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4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0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0 i Stockholm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9/04/10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4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0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0 i Stockholm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9/04/10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4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0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0 i Stockholm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9/04/10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4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0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0 i Stockholm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9/03/10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9/03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0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0 i Stockholm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9/04/10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4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0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0 i Stockholm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9/04/10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4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0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0 i Stockholm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9/04/10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4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0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0 i Stockholm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9/04/10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4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0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0 i Stockholm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9/04/10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4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0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0 i Stockholm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9/04/10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4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0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0 i Stockholm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9/04/10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4/10 00:00: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0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0 i Stockholm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5/28/11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28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1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1 i Stockholm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6/04/11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4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1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1 i Stockholm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6/04/11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4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1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1 i Stockholm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5/26/11 00:00:00</text:p>
          </table:table-cell>
          <table:table-cell office:value-type="string" calcext:value-type="string">
            <text:p>12:00-20:00</text:p>
          </table:table-cell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Tors</text:p>
          </table:table-cell>
          <table:table-cell office:value-type="string" calcext:value-type="string">
            <text:p>05/26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1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1 i Stockholm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5/28/11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28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1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1 i Stockholm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5/27/11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5/27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1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1 i Stockholm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5/28/11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28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1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1 i Stockholm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6/04/11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4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1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1 i Stockholm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5/28/11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28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1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1 i Stockholm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6/04/11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4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1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1 i Stockholm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5/28/11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28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1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1 i Stockholm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5/28/11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28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1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1 i Stockholm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5/28/11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28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1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1 i Stockholm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5/28/11 00:00:00</text:p>
          </table:table-cell>
          <table:table-cell office:value-type="string" calcext:value-type="string">
            <text:p>12:00-12:30</text:p>
          </table:table-cell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28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1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1 i Stockholm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6/03/11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6/03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1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1 i Stockholm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5/28/11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28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1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1 i Stockholm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6/04/11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4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1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1 i Stockholm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6/03/11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6/03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1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1 i Stockholm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6/04/11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4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1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1 i Stockholm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6/04/11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4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1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1 i Stockholm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6/04/11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4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1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1 i Stockholm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5/28/11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28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1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1 i Stockholm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5/28/11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28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1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1 i Stockholm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6/04/11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4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1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1 i Stockholm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6/03/11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6/03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1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1 i Stockholm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5/28/11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28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1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1 i Stockholm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5/28/11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28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1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1 i Stockholm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5/28/11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28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1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1 i Stockholm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6/04/11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4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1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1 i Stockholm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6/04/11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4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1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1 i Stockholm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6/04/11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4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1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1 i Stockholm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6/04/11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4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1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1 i Stockholm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6/04/11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4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1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1 i Stockholm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6/04/11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4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1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1 i Stockholm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6/04/11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4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1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1 i Stockholm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6/04/11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4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1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1 i Stockholm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6/04/11 00:00:00</text:p>
          </table:table-cell>
          <table:table-cell office:value-type="string" calcext:value-type="string">
            <text:p>12:00-12:30</text:p>
          </table:table-cell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4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1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1 i Stockholm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6/04/11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4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1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1 i Stockholm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9/03/11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3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1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1 i Stockholm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9/02/11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9/02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1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1 i Stockholm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9/03/11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3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1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1 i Stockholm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09/03/11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3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1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1 i Stockholm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9/03/11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3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1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1 i Stockholm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08/30/11 00:00:00</text:p>
          </table:table-cell>
          <table:table-cell office:value-type="string" calcext:value-type="string">
            <text:p>12:00-20: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08/30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1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1 i Stockholm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9/03/11 00:00:00</text:p>
          </table:table-cell>
          <table:table-cell office:value-type="string" calcext:value-type="string">
            <text:p>12:00-12:30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3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1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1 i Stockholm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9/03/11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3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1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1 i Stockholm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9/02/11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9/02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1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1 i Stockholm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9/03/11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3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1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1 i Stockholm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9/03/11 00:00:00</text:p>
          </table:table-cell>
          <table:table-cell office:value-type="string" calcext:value-type="string">
            <text:p>11:30-12:00</text:p>
          </table:table-cell>
          <table:table-cell office:value-type="float" office:value="24" calcext:value-type="float">
            <text:p>24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3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:00-16:30</text:p>
          </table:table-cell>
          <table:table-cell office:value-type="string" calcext:value-type="string">
            <text:p>Sthlm-2011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1 i Stockholm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9/03/11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3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1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1 i Stockholm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09/03/11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3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1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1 i Stockholm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9/02/11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9/02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1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1 i Stockholm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9/03/11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3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1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1 i Stockholm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09/03/11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3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1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1 i Stockholm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9/03/11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3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1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1 i Stockholm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09/03/11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3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1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1 i Stockholm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9/03/11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3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1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1 i Stockholm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9/02/11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9/02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1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1 i Stockholm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9/03/11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3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1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1 i Stockholm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09/03/11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3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1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1 i Stockholm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9/03/11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3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1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1 i Stockholm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9/03/11 00:00:00</text:p>
          </table:table-cell>
          <table:table-cell office:value-type="string" calcext:value-type="string">
            <text:p>06:30-07:00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3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6:30-07:00</text:p>
          </table:table-cell>
          <table:table-cell office:value-type="string" calcext:value-type="string">
            <text:p>Sthlm-2011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1 i Stockholm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09/03/11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3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1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1 i Stockholm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9/03/11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3/11 00:00: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1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1 i Stockholm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6/02/12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2/12 00:00: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2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2 i Stockholm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6/01/12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6/01/12 00:00: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2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2 i Stockholm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06/02/12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2/12 00:00: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2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2 i Stockholm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6/02/12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2/12 00:00: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2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2 i Stockholm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6/01/12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6/01/12 00:00: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2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2 i Stockholm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6/02/12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2/12 00:00: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2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2 i Stockholm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06/02/12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2/12 00:00: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2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2 i Stockholm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6/02/12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2/12 00:00: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2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2 i Stockholm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06/02/12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2/12 00:00: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2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2 i Stockholm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6/01/12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6/01/12 00:00: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2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2 i Stockholm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6/02/12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2/12 00:00: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2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2 i Stockholm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6/01/12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6/01/12 00:00: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2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2 i Stockholm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6/02/12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2/12 00:00: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2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2 i Stockholm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5/31/12 00:00:00</text:p>
          </table:table-cell>
          <table:table-cell office:value-type="string" calcext:value-type="string">
            <text:p>12:00-20:00</text:p>
          </table:table-cell>
          <table:table-cell office:value-type="float" office:value="72" calcext:value-type="float">
            <text:p>7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Tors</text:p>
          </table:table-cell>
          <table:table-cell office:value-type="string" calcext:value-type="string">
            <text:p>05/31/12 00:00: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2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2 i Stockholm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6/02/12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2/12 00:00: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2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2 i Stockholm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06/02/12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2/12 00:00: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2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2 i Stockholm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6/02/12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2/12 00:00: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2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2 i Stockholm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06/02/12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2/12 00:00: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2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2 i Stockholm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6/02/12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2/12 00:00: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2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2 i Stockholm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5/31/12 00:00:00</text:p>
          </table:table-cell>
          <table:table-cell office:value-type="string" calcext:value-type="string">
            <text:p>12:00-20:00</text:p>
          </table:table-cell>
          <table:table-cell office:value-type="float" office:value="72" calcext:value-type="float">
            <text:p>7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Tors</text:p>
          </table:table-cell>
          <table:table-cell office:value-type="string" calcext:value-type="string">
            <text:p>05/31/12 00:00: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2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2 i Stockholm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6/02/12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2/12 00:00: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2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2 i Stockholm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06/02/12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2/12 00:00: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2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2 i Stockholm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6/02/12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2/12 00:00: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2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2 i Stockholm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06/02/12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2/12 00:00: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2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2 i Stockholm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6/02/12 00:00:00</text:p>
          </table:table-cell>
          <table:table-cell office:value-type="string" calcext:value-type="string">
            <text:p>12:00-12:30</text:p>
          </table:table-cell>
          <table:table-cell office:value-type="float" office:value="12" calcext:value-type="float">
            <text:p>1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2/12 00:00: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2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2 i Stockholm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6/01/12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6/01/12 00:00: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2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2 i Stockholm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6/09/12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9/12 00:00: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2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2 i Stockholm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9/01/12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1/12 00:00: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2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2 i Stockholm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9/01/12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1/12 00:00: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2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2 i Stockholm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9/01/12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1/12 00:00: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2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2 i Stockholm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9/01/12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1/12 00:00: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2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2 i Stockholm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9/01/12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1/12 00:00: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2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2 i Stockholm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8/31/12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8/31/12 00:00: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2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2 i Stockholm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9/01/12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1/12 00:00: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2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2 i Stockholm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9/01/12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1/12 00:00: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2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2 i Stockholm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9/01/12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1/12 00:00: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2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2 i Stockholm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9/01/12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1/12 00:00: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2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2 i Stockholm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9/01/12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1/12 00:00: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2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2 i Stockholm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8/31/12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8/31/12 00:00: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2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2 i Stockholm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9/01/12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1/12 00:00: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2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2 i Stockholm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9/01/12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1/12 00:00: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2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2 i Stockholm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6/01/13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1/13 00:00: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3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3 i Stockholm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5/30/13 00:00:00</text:p>
          </table:table-cell>
          <table:table-cell office:value-type="string" calcext:value-type="string">
            <text:p>12:00-20:00</text:p>
          </table:table-cell>
          <table:table-cell office:value-type="float" office:value="72" calcext:value-type="float">
            <text:p>7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Tors</text:p>
          </table:table-cell>
          <table:table-cell office:value-type="string" calcext:value-type="string">
            <text:p>05/30/13 00:00: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3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3 i Stockholm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6/01/13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1/13 00:00: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3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3 i Stockholm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06/01/13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1/13 00:00: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3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3 i Stockholm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6/01/13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1/13 00:00: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3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3 i Stockholm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05/31/13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5/31/13 00:00: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3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3 i Stockholm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6/01/13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1/13 00:00: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3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3 i Stockholm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06/01/13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1/13 00:00: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3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3 i Stockholm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6/01/13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1/13 00:00: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3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3 i Stockholm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05/31/13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5/31/13 00:00: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3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3 i Stockholm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06/01/13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1/13 00:00: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3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3 i Stockholm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6/01/13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1/13 00:00: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3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3 i Stockholm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05/31/13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5/31/13 00:00: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3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3 i Stockholm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06/01/13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1/13 00:00: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3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3 i Stockholm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06/01/13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1/13 00:00: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3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3 i Stockholm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06/01/13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1/13 00:00: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3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3 i Stockholm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08/29/13 00:00:00</text:p>
          </table:table-cell>
          <table:table-cell office:value-type="string" calcext:value-type="string">
            <text:p>12:00-16:00</text:p>
          </table:table-cell>
          <table:table-cell office:value-type="float" office:value="48" calcext:value-type="float">
            <text:p>48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Tors</text:p>
          </table:table-cell>
          <table:table-cell office:value-type="string" calcext:value-type="string">
            <text:p>08/29/13 00:00: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Sthlm-2013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3 i Stockholm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8/31/13 00:00:00</text:p>
          </table:table-cell>
          <table:table-cell office:value-type="string" calcext:value-type="string">
            <text:p>12:00-16:00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31/13 00:00: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Sthlm-2013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3 i Stockholm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8/30/13 00:00:00</text:p>
          </table:table-cell>
          <table:table-cell office:value-type="string" calcext:value-type="string">
            <text:p>12:00-16:00</text:p>
          </table:table-cell>
          <table:table-cell office:value-type="float" office:value="48" calcext:value-type="float">
            <text:p>48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8/30/13 00:00: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Sthlm-2013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3 i Stockholm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8/31/13 00:00:00</text:p>
          </table:table-cell>
          <table:table-cell office:value-type="string" calcext:value-type="string">
            <text:p>12:00-16:00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31/13 00:00: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Sthlm-2013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3 i Stockholm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8/30/13 00:00:00</text:p>
          </table:table-cell>
          <table:table-cell office:value-type="string" calcext:value-type="string">
            <text:p>12:00-16:00</text:p>
          </table:table-cell>
          <table:table-cell office:value-type="float" office:value="24" calcext:value-type="float">
            <text:p>24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8/30/13 00:00: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Sthlm-2013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3 i Stockholm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8/31/13 00:00:00</text:p>
          </table:table-cell>
          <table:table-cell office:value-type="string" calcext:value-type="string">
            <text:p>12:00-16:00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31/13 00:00: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Sthlm-2013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3 i Stockholm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8/30/13 00:00:00</text:p>
          </table:table-cell>
          <table:table-cell office:value-type="string" calcext:value-type="string">
            <text:p>12:00-16:00</text:p>
          </table:table-cell>
          <table:table-cell office:value-type="float" office:value="24" calcext:value-type="float">
            <text:p>24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8/30/13 00:00: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Sthlm-2013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3 i Stockholm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8/31/13 00:00:00</text:p>
          </table:table-cell>
          <table:table-cell office:value-type="string" calcext:value-type="string">
            <text:p>12:00-16:00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31/13 00:00: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Sthlm-2013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3 i Stockholm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08/31/13 00:00:00</text:p>
          </table:table-cell>
          <table:table-cell office:value-type="string" calcext:value-type="string">
            <text:p>06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31/13 00:00: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5:00-06:00</text:p>
          </table:table-cell>
          <table:table-cell office:value-type="string" calcext:value-type="string">
            <text:p>Sthlm-2013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3 i Stockholm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8/31/13 00:00:00</text:p>
          </table:table-cell>
          <table:table-cell office:value-type="string" calcext:value-type="string">
            <text:p>12:00-16:00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31/13 00:00: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Sthlm-2013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3 i Stockholm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8/30/13 00:00:00</text:p>
          </table:table-cell>
          <table:table-cell office:value-type="string" calcext:value-type="string">
            <text:p>12:00-16:00</text:p>
          </table:table-cell>
          <table:table-cell office:value-type="float" office:value="24" calcext:value-type="float">
            <text:p>24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8/30/13 00:00: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Sthlm-2013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3 i Stockholm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8/31/13 00:00:00</text:p>
          </table:table-cell>
          <table:table-cell office:value-type="string" calcext:value-type="string">
            <text:p>12:00-16:00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31/13 00:00: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Sthlm-2013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3 i Stockholm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08/31/13 00:00:00</text:p>
          </table:table-cell>
          <table:table-cell office:value-type="string" calcext:value-type="string">
            <text:p>06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31/13 00:00: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5:00-06:00</text:p>
          </table:table-cell>
          <table:table-cell office:value-type="string" calcext:value-type="string">
            <text:p>Sthlm-2013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3 i Stockholm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8/30/13 00:00:00</text:p>
          </table:table-cell>
          <table:table-cell office:value-type="string" calcext:value-type="string">
            <text:p>12:00-16:00</text:p>
          </table:table-cell>
          <table:table-cell office:value-type="float" office:value="48" calcext:value-type="float">
            <text:p>48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8/30/13 00:00: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Sthlm-2013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3 i Stockholm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8/30/13 00:00:00</text:p>
          </table:table-cell>
          <table:table-cell office:value-type="string" calcext:value-type="string">
            <text:p>12:00-16:00</text:p>
          </table:table-cell>
          <table:table-cell office:value-type="float" office:value="24" calcext:value-type="float">
            <text:p>24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8/30/13 00:00: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Sthlm-2013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3 i Stockholm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9/01/12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1/12 00:00: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2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2 i Stockholm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9/01/12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1/12 00:00: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2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2 i Stockholm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9/01/12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1/12 00:00: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2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2 i Stockholm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6/01/13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1/13 00:00: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3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3 i Stockholm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05/31/13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5/31/13 00:00: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3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3 i Stockholm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6/01/13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1/13 00:00: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3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3 i Stockholm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06/01/13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1/13 00:00: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3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3 i Stockholm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6/01/13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1/13 00:00: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3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3 i Stockholm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8/31/13 00:00:00</text:p>
          </table:table-cell>
          <table:table-cell office:value-type="string" calcext:value-type="string">
            <text:p>12:00-16:00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31/13 00:00: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Sthlm-2013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3 i Stockholm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8/30/13 00:00:00</text:p>
          </table:table-cell>
          <table:table-cell office:value-type="string" calcext:value-type="string">
            <text:p>12:00-16:00</text:p>
          </table:table-cell>
          <table:table-cell office:value-type="float" office:value="24" calcext:value-type="float">
            <text:p>24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8/30/13 00:00: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Sthlm-2013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3 i Stockholm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8/31/13 00:00:00</text:p>
          </table:table-cell>
          <table:table-cell office:value-type="string" calcext:value-type="string">
            <text:p>12:00-16:00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31/13 00:00: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Sthlm-2013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3 i Stockholm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08/31/13 00:00:00</text:p>
          </table:table-cell>
          <table:table-cell office:value-type="string" calcext:value-type="string">
            <text:p>06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8/31/13 00:00: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5:00-06:00</text:p>
          </table:table-cell>
          <table:table-cell office:value-type="string" calcext:value-type="string">
            <text:p>Sthlm-2013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3 i Stockholm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5/31/14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31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4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4 i Stockholm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05/29/14 00:00:00</text:p>
          </table:table-cell>
          <table:table-cell office:value-type="string" calcext:value-type="string">
            <text:p>12:00-16:30</text:p>
          </table:table-cell>
          <table:table-cell office:value-type="float" office:value="48" calcext:value-type="float">
            <text:p>48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Tors</text:p>
          </table:table-cell>
          <table:table-cell office:value-type="string" calcext:value-type="string">
            <text:p>05/29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:00-16:30</text:p>
          </table:table-cell>
          <table:table-cell office:value-type="string" calcext:value-type="string">
            <text:p>Sthlm-2014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4 i Stockholm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5/29/14 00:00:00</text:p>
          </table:table-cell>
          <table:table-cell office:value-type="string" calcext:value-type="string">
            <text:p>12:00-20:00</text:p>
          </table:table-cell>
          <table:table-cell office:value-type="float" office:value="72" calcext:value-type="float">
            <text:p>7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Tors</text:p>
          </table:table-cell>
          <table:table-cell office:value-type="string" calcext:value-type="string">
            <text:p>05/29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4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4 i Stockholm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05/29/14 00:00:00</text:p>
          </table:table-cell>
          <table:table-cell office:value-type="string" calcext:value-type="string">
            <text:p>12:00-16:30</text:p>
          </table:table-cell>
          <table:table-cell office:value-type="float" office:value="48" calcext:value-type="float">
            <text:p>48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Tors</text:p>
          </table:table-cell>
          <table:table-cell office:value-type="string" calcext:value-type="string">
            <text:p>05/29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:00-16:30</text:p>
          </table:table-cell>
          <table:table-cell office:value-type="string" calcext:value-type="string">
            <text:p>Sthlm-2014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4 i Stockholm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5/30/14 00:00:00</text:p>
          </table:table-cell>
          <table:table-cell office:value-type="string" calcext:value-type="string">
            <text:p>16:00-16:30</text:p>
          </table:table-cell>
          <table:table-cell office:value-type="float" office:value="24" calcext:value-type="float">
            <text:p>2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5/30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:00-16:30</text:p>
          </table:table-cell>
          <table:table-cell office:value-type="string" calcext:value-type="string">
            <text:p>Sthlm-2014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4 i Stockholm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05/31/14 00:00:00</text:p>
          </table:table-cell>
          <table:table-cell office:value-type="string" calcext:value-type="string">
            <text:p>06:00-06:00</text:p>
          </table:table-cell>
          <table:table-cell office:value-type="float" office:value="12" calcext:value-type="float">
            <text:p>1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31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5:00-06:00</text:p>
          </table:table-cell>
          <table:table-cell office:value-type="string" calcext:value-type="string">
            <text:p>Sthlm-2014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4 i Stockholm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5/31/14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31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4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4 i Stockholm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5/30/14 00:00:00</text:p>
          </table:table-cell>
          <table:table-cell office:value-type="string" calcext:value-type="string">
            <text:p>16:00-16:30</text:p>
          </table:table-cell>
          <table:table-cell office:value-type="float" office:value="24" calcext:value-type="float">
            <text:p>2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5/30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:00-16:30</text:p>
          </table:table-cell>
          <table:table-cell office:value-type="string" calcext:value-type="string">
            <text:p>Sthlm-2014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4 i Stockholm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5/31/14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31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4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4 i Stockholm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5/30/14 00:00:00</text:p>
          </table:table-cell>
          <table:table-cell office:value-type="string" calcext:value-type="string">
            <text:p>16:00-16:30</text:p>
          </table:table-cell>
          <table:table-cell office:value-type="float" office:value="24" calcext:value-type="float">
            <text:p>2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5/30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:00-16:30</text:p>
          </table:table-cell>
          <table:table-cell office:value-type="string" calcext:value-type="string">
            <text:p>Sthlm-2014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4 i Stockholm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5/31/14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31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4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4 i Stockholm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05/29/14 00:00:00</text:p>
          </table:table-cell>
          <table:table-cell office:value-type="string" calcext:value-type="string">
            <text:p>12:00-16:30</text:p>
          </table:table-cell>
          <table:table-cell office:value-type="float" office:value="48" calcext:value-type="float">
            <text:p>48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Tors</text:p>
          </table:table-cell>
          <table:table-cell office:value-type="string" calcext:value-type="string">
            <text:p>05/29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:00-16:30</text:p>
          </table:table-cell>
          <table:table-cell office:value-type="string" calcext:value-type="string">
            <text:p>Sthlm-2014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4 i Stockholm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5/31/14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31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4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4 i Stockholm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06/01/14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ön</text:p>
          </table:table-cell>
          <table:table-cell office:value-type="string" calcext:value-type="string">
            <text:p>06/01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4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4 i Stockholm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5/31/14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31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4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4 i Stockholm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05/29/14 00:00:00</text:p>
          </table:table-cell>
          <table:table-cell office:value-type="string" calcext:value-type="string">
            <text:p>12:00-16:30</text:p>
          </table:table-cell>
          <table:table-cell office:value-type="float" office:value="48" calcext:value-type="float">
            <text:p>48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Tors</text:p>
          </table:table-cell>
          <table:table-cell office:value-type="string" calcext:value-type="string">
            <text:p>05/29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:00-16:30</text:p>
          </table:table-cell>
          <table:table-cell office:value-type="string" calcext:value-type="string">
            <text:p>Sthlm-2014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4 i Stockholm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05/30/14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5/30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4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4 i Stockholm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5/29/14 00:00:00</text:p>
          </table:table-cell>
          <table:table-cell office:value-type="string" calcext:value-type="string">
            <text:p>12:00-20:00</text:p>
          </table:table-cell>
          <table:table-cell office:value-type="float" office:value="72" calcext:value-type="float">
            <text:p>7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Tors</text:p>
          </table:table-cell>
          <table:table-cell office:value-type="string" calcext:value-type="string">
            <text:p>05/29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4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4 i Stockholm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5/31/14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31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4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4 i Stockholm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5/29/14 00:00:00</text:p>
          </table:table-cell>
          <table:table-cell office:value-type="string" calcext:value-type="string">
            <text:p>12:00-20:00</text:p>
          </table:table-cell>
          <table:table-cell office:value-type="float" office:value="72" calcext:value-type="float">
            <text:p>7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Tors</text:p>
          </table:table-cell>
          <table:table-cell office:value-type="string" calcext:value-type="string">
            <text:p>05/29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4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4 i Stockholm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5/30/14 00:00:00</text:p>
          </table:table-cell>
          <table:table-cell office:value-type="string" calcext:value-type="string">
            <text:p>16:00-16:30</text:p>
          </table:table-cell>
          <table:table-cell office:value-type="float" office:value="24" calcext:value-type="float">
            <text:p>2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5/30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:00-16:30</text:p>
          </table:table-cell>
          <table:table-cell office:value-type="string" calcext:value-type="string">
            <text:p>Sthlm-2014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4 i Stockholm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5/31/14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31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4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4 i Stockholm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5/30/14 00:00:00</text:p>
          </table:table-cell>
          <table:table-cell office:value-type="string" calcext:value-type="string">
            <text:p>16:00-16:30</text:p>
          </table:table-cell>
          <table:table-cell office:value-type="float" office:value="24" calcext:value-type="float">
            <text:p>2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5/30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:00-16:30</text:p>
          </table:table-cell>
          <table:table-cell office:value-type="string" calcext:value-type="string">
            <text:p>Sthlm-2014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4 i Stockholm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5/31/14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31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4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4 i Stockholm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5/30/14 00:00:00</text:p>
          </table:table-cell>
          <table:table-cell office:value-type="string" calcext:value-type="string">
            <text:p>16:00-16:30</text:p>
          </table:table-cell>
          <table:table-cell office:value-type="float" office:value="24" calcext:value-type="float">
            <text:p>2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5/30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:00-16:30</text:p>
          </table:table-cell>
          <table:table-cell office:value-type="string" calcext:value-type="string">
            <text:p>Sthlm-2014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4 i Stockholm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05/30/14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5/30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4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4 i Stockholm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5/30/14 00:00:00</text:p>
          </table:table-cell>
          <table:table-cell office:value-type="string" calcext:value-type="string">
            <text:p>16:00-16:30</text:p>
          </table:table-cell>
          <table:table-cell office:value-type="float" office:value="24" calcext:value-type="float">
            <text:p>2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5/30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:00-16:30</text:p>
          </table:table-cell>
          <table:table-cell office:value-type="string" calcext:value-type="string">
            <text:p>Sthlm-2014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4 i Stockholm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5/31/14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31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4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4 i Stockholm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06/01/14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ön</text:p>
          </table:table-cell>
          <table:table-cell office:value-type="string" calcext:value-type="string">
            <text:p>06/01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4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4 i Stockholm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5/31/14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5/31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4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4 i Stockholm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06/01/14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ön</text:p>
          </table:table-cell>
          <table:table-cell office:value-type="string" calcext:value-type="string">
            <text:p>06/01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4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4 i Stockholm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9/05/14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9/05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4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4 i Stockholm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9/06/14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6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4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4 i Stockholm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09/05/14 00:00:00</text:p>
          </table:table-cell>
          <table:table-cell office:value-type="string" calcext:value-type="string">
            <text:p>16:00-16:30</text:p>
          </table:table-cell>
          <table:table-cell office:value-type="float" office:value="24" calcext:value-type="float">
            <text:p>2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9/05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:00-16:30</text:p>
          </table:table-cell>
          <table:table-cell office:value-type="string" calcext:value-type="string">
            <text:p>Sthlm-2014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4 i Stockholm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9/06/14 00:00:00</text:p>
          </table:table-cell>
          <table:table-cell office:value-type="string" calcext:value-type="string">
            <text:p>05:00-06:00</text:p>
          </table:table-cell>
          <table:table-cell office:value-type="float" office:value="12" calcext:value-type="float">
            <text:p>12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6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5:00-06:00</text:p>
          </table:table-cell>
          <table:table-cell office:value-type="string" calcext:value-type="string">
            <text:p>Sthlm-2014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4 i Stockholm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9/06/14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6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4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4 i Stockholm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9/05/14 00:00:00</text:p>
          </table:table-cell>
          <table:table-cell office:value-type="string" calcext:value-type="string">
            <text:p>16:00-16:30</text:p>
          </table:table-cell>
          <table:table-cell office:value-type="float" office:value="24" calcext:value-type="float">
            <text:p>24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6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5:00-06:00</text:p>
          </table:table-cell>
          <table:table-cell office:value-type="string" calcext:value-type="string">
            <text:p>Sthlm-2014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4 i Stockholm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09/05/14 00:00:00</text:p>
          </table:table-cell>
          <table:table-cell office:value-type="string" calcext:value-type="string">
            <text:p>16:00-16:30</text:p>
          </table:table-cell>
          <table:table-cell office:value-type="float" office:value="24" calcext:value-type="float">
            <text:p>2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9/05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:00-16:30</text:p>
          </table:table-cell>
          <table:table-cell office:value-type="string" calcext:value-type="string">
            <text:p>Sthlm-2014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4 i Stockholm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9/06/14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6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4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4 i Stockholm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9/05/14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9/05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4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4 i Stockholm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9/06/14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6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4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4 i Stockholm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9/07/14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ön</text:p>
          </table:table-cell>
          <table:table-cell office:value-type="string" calcext:value-type="string">
            <text:p>09/07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4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4 i Stockholm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9/06/14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6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4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4 i Stockholm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09/05/14 00:00:00</text:p>
          </table:table-cell>
          <table:table-cell office:value-type="string" calcext:value-type="string">
            <text:p>16:00-16:30</text:p>
          </table:table-cell>
          <table:table-cell office:value-type="float" office:value="24" calcext:value-type="float">
            <text:p>2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9/05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:00-16:30</text:p>
          </table:table-cell>
          <table:table-cell office:value-type="string" calcext:value-type="string">
            <text:p>Sthlm-2014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4 i Stockholm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9/06/14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6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4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4 i Stockholm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9/07/14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ön</text:p>
          </table:table-cell>
          <table:table-cell office:value-type="string" calcext:value-type="string">
            <text:p>09/07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4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4 i Stockholm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9/06/14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6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4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4 i Stockholm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9/07/14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ön</text:p>
          </table:table-cell>
          <table:table-cell office:value-type="string" calcext:value-type="string">
            <text:p>09/07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4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4 i Stockholm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9/06/14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6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4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4 i Stockholm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9/05/14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9/05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4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4 i Stockholm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9/06/14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6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4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4 i Stockholm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9/06/14 00:00:00</text:p>
          </table:table-cell>
          <table:table-cell office:value-type="string" calcext:value-type="string">
            <text:p>05:00-06:00</text:p>
          </table:table-cell>
          <table:table-cell office:value-type="float" office:value="12" calcext:value-type="float">
            <text:p>12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6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5:00-06:00</text:p>
          </table:table-cell>
          <table:table-cell office:value-type="string" calcext:value-type="string">
            <text:p>Sthlm-2014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4 i Stockholm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9/07/14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ön</text:p>
          </table:table-cell>
          <table:table-cell office:value-type="string" calcext:value-type="string">
            <text:p>09/07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4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4 i Stockholm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9/06/14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6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4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4 i Stockholm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09/05/14 00:00:00</text:p>
          </table:table-cell>
          <table:table-cell office:value-type="string" calcext:value-type="string">
            <text:p>16:00-16:30</text:p>
          </table:table-cell>
          <table:table-cell office:value-type="float" office:value="24" calcext:value-type="float">
            <text:p>2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9/05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:00-16:30</text:p>
          </table:table-cell>
          <table:table-cell office:value-type="string" calcext:value-type="string">
            <text:p>Sthlm-2014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4 i Stockholm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9/06/14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6/14 00:00: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4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4 i Stockholm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06/03/15 00:00:00</text:p>
          </table:table-cell>
          <table:table-cell office:value-type="string" calcext:value-type="string">
            <text:p>12:00-16:30</text:p>
          </table:table-cell>
          <table:table-cell office:value-type="float" office:value="72" calcext:value-type="float">
            <text:p>7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06/03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:00-16:30</text:p>
          </table:table-cell>
          <table:table-cell office:value-type="string" calcext:value-type="string">
            <text:p>Sthlm-2015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5 i Stockholm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6/05/15 00:00:00</text:p>
          </table:table-cell>
          <table:table-cell office:value-type="string" calcext:value-type="string">
            <text:p>16:00-16:30</text:p>
          </table:table-cell>
          <table:table-cell office:value-type="float" office:value="24" calcext:value-type="float">
            <text:p>24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Tors</text:p>
          </table:table-cell>
          <table:table-cell office:value-type="string" calcext:value-type="string">
            <text:p>06/04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:00-16:30</text:p>
          </table:table-cell>
          <table:table-cell office:value-type="string" calcext:value-type="string">
            <text:p>Sthlm-2015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5 i Stockholm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6/06/15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6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5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5 i Stockholm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06/04/15 00:00:00</text:p>
          </table:table-cell>
          <table:table-cell office:value-type="string" calcext:value-type="string">
            <text:p>12:00-20:00</text:p>
          </table:table-cell>
          <table:table-cell office:value-type="float" office:value="72" calcext:value-type="float">
            <text:p>7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Tors</text:p>
          </table:table-cell>
          <table:table-cell office:value-type="string" calcext:value-type="string">
            <text:p>06/04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5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5 i Stockholm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06/05/15 00:00:00</text:p>
          </table:table-cell>
          <table:table-cell office:value-type="string" calcext:value-type="string">
            <text:p>16:00-16:30</text:p>
          </table:table-cell>
          <table:table-cell office:value-type="float" office:value="24" calcext:value-type="float">
            <text:p>24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6/05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:00-16:30</text:p>
          </table:table-cell>
          <table:table-cell office:value-type="string" calcext:value-type="string">
            <text:p>Sthlm-2015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5 i Stockholm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6/06/15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6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5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5 i Stockholm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06/05/15 00:00:00</text:p>
          </table:table-cell>
          <table:table-cell office:value-type="string" calcext:value-type="string">
            <text:p>16:00-16:30</text:p>
          </table:table-cell>
          <table:table-cell office:value-type="float" office:value="24" calcext:value-type="float">
            <text:p>24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6/05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:00-16:30</text:p>
          </table:table-cell>
          <table:table-cell office:value-type="string" calcext:value-type="string">
            <text:p>Sthlm-2015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5 i Stockholm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6/06/15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6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5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5 i Stockholm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06/05/15 00:00:00</text:p>
          </table:table-cell>
          <table:table-cell office:value-type="string" calcext:value-type="string">
            <text:p>16:00-16:30</text:p>
          </table:table-cell>
          <table:table-cell office:value-type="float" office:value="24" calcext:value-type="float">
            <text:p>24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6/05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:00-16:30</text:p>
          </table:table-cell>
          <table:table-cell office:value-type="string" calcext:value-type="string">
            <text:p>Sthlm-2015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5 i Stockholm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6/05/15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6/05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5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5 i Stockholm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6/06/15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6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5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5 i Stockholm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06/04/15 00:00:00</text:p>
          </table:table-cell>
          <table:table-cell office:value-type="string" calcext:value-type="string">
            <text:p>12:00-20:00</text:p>
          </table:table-cell>
          <table:table-cell office:value-type="float" office:value="72" calcext:value-type="float">
            <text:p>7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Tors</text:p>
          </table:table-cell>
          <table:table-cell office:value-type="string" calcext:value-type="string">
            <text:p>06/04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5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5 i Stockholm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6/06/15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6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5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5 i Stockholm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06/05/15 00:00:00</text:p>
          </table:table-cell>
          <table:table-cell office:value-type="string" calcext:value-type="string">
            <text:p>16:00-16:30</text:p>
          </table:table-cell>
          <table:table-cell office:value-type="float" office:value="24" calcext:value-type="float">
            <text:p>24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6/05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:00-16:30</text:p>
          </table:table-cell>
          <table:table-cell office:value-type="string" calcext:value-type="string">
            <text:p>Sthlm-2015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5 i Stockholm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6/06/15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6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5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5 i Stockholm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06/05/15 00:00:00</text:p>
          </table:table-cell>
          <table:table-cell office:value-type="string" calcext:value-type="string">
            <text:p>16:00-16:30</text:p>
          </table:table-cell>
          <table:table-cell office:value-type="float" office:value="24" calcext:value-type="float">
            <text:p>24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6/05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:00-16:30</text:p>
          </table:table-cell>
          <table:table-cell office:value-type="string" calcext:value-type="string">
            <text:p>Sthlm-2015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5 i Stockholm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6/06/15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6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5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5 i Stockholm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06/05/15 00:00:00</text:p>
          </table:table-cell>
          <table:table-cell office:value-type="string" calcext:value-type="string">
            <text:p>16:00-16:30</text:p>
          </table:table-cell>
          <table:table-cell office:value-type="float" office:value="12" calcext:value-type="float">
            <text:p>1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6/05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:00-16:30</text:p>
          </table:table-cell>
          <table:table-cell office:value-type="string" calcext:value-type="string">
            <text:p>Sthlm-2015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5 i Stockholm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06/05/15 00:00:00</text:p>
          </table:table-cell>
          <table:table-cell office:value-type="string" calcext:value-type="string">
            <text:p>16:00-16:30</text:p>
          </table:table-cell>
          <table:table-cell office:value-type="float" office:value="24" calcext:value-type="float">
            <text:p>24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6/05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:00-16:30</text:p>
          </table:table-cell>
          <table:table-cell office:value-type="string" calcext:value-type="string">
            <text:p>Sthlm-2015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5 i Stockholm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6/06/15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6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5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5 i Stockholm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6/07/15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ön</text:p>
          </table:table-cell>
          <table:table-cell office:value-type="string" calcext:value-type="string">
            <text:p>06/07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5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5 i Stockholm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6/06/15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6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5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5 i Stockholm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06/05/15 00:00:00</text:p>
          </table:table-cell>
          <table:table-cell office:value-type="string" calcext:value-type="string">
            <text:p>16:00-16:30</text:p>
          </table:table-cell>
          <table:table-cell office:value-type="float" office:value="24" calcext:value-type="float">
            <text:p>24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6/05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:00-16:30</text:p>
          </table:table-cell>
          <table:table-cell office:value-type="string" calcext:value-type="string">
            <text:p>Sthlm-2015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5 i Stockholm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6/06/15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6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5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5 i Stockholm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6/06/15 00:00:00</text:p>
          </table:table-cell>
          <table:table-cell office:value-type="string" calcext:value-type="string">
            <text:p>05:00-06:00</text:p>
          </table:table-cell>
          <table:table-cell office:value-type="float" office:value="12" calcext:value-type="float">
            <text:p>1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6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5:00-06:00</text:p>
          </table:table-cell>
          <table:table-cell office:value-type="string" calcext:value-type="string">
            <text:p>Sthlm-2015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5 i Stockholm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6/05/15 00:00:00</text:p>
          </table:table-cell>
          <table:table-cell office:value-type="string" calcext:value-type="string">
            <text:p>16:00-16:30</text:p>
          </table:table-cell>
          <table:table-cell office:value-type="float" office:value="24" calcext:value-type="float">
            <text:p>24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Tors</text:p>
          </table:table-cell>
          <table:table-cell office:value-type="string" calcext:value-type="string">
            <text:p>06/04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:00-16:30</text:p>
          </table:table-cell>
          <table:table-cell office:value-type="string" calcext:value-type="string">
            <text:p>Sthlm-2015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5 i Stockholm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6/06/15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6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5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5 i Stockholm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9/04/15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9/04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5 i Stockholm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09/05/15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9/04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:00-16:30</text:p>
          </table:table-cell>
          <table:table-cell office:value-type="string" calcext:value-type="string">
            <text:p>Sthlm-201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5 i Stockholm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09/04/15 00:00:00</text:p>
          </table:table-cell>
          <table:table-cell office:value-type="string" calcext:value-type="string">
            <text:p>16:00-16:30</text:p>
          </table:table-cell>
          <table:table-cell office:value-type="float" office:value="24" calcext:value-type="float">
            <text:p>2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9/04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:00-16:30</text:p>
          </table:table-cell>
          <table:table-cell office:value-type="string" calcext:value-type="string">
            <text:p>Sthlm-201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5 i Stockholm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09/05/15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5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5 i Stockholm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9/06/15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ön</text:p>
          </table:table-cell>
          <table:table-cell office:value-type="string" calcext:value-type="string">
            <text:p>09/06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5 i Stockholm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9/05/15 00:00:00</text:p>
          </table:table-cell>
          <table:table-cell office:value-type="string" calcext:value-type="string">
            <text:p>05:00-06:00</text:p>
          </table:table-cell>
          <table:table-cell office:value-type="float" office:value="12" calcext:value-type="float">
            <text:p>12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5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5:00-06:00</text:p>
          </table:table-cell>
          <table:table-cell office:value-type="string" calcext:value-type="string">
            <text:p>Sthlm-201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5 i Stockholm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09/03/15 00:00:00</text:p>
          </table:table-cell>
          <table:table-cell office:value-type="string" calcext:value-type="string">
            <text:p>12:00-16:30</text:p>
          </table:table-cell>
          <table:table-cell office:value-type="float" office:value="48" calcext:value-type="float">
            <text:p>48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09/02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:00-16:30</text:p>
          </table:table-cell>
          <table:table-cell office:value-type="string" calcext:value-type="string">
            <text:p>Sthlm-201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5 i Stockholm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09/05/15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5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5 i Stockholm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9/03/15 00:00:00</text:p>
          </table:table-cell>
          <table:table-cell office:value-type="string" calcext:value-type="string">
            <text:p>12:00-16:30</text:p>
          </table:table-cell>
          <table:table-cell office:value-type="float" office:value="48" calcext:value-type="float">
            <text:p>48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Tors</text:p>
          </table:table-cell>
          <table:table-cell office:value-type="string" calcext:value-type="string">
            <text:p>09/03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:00-16:30</text:p>
          </table:table-cell>
          <table:table-cell office:value-type="string" calcext:value-type="string">
            <text:p>Sthlm-201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5 i Stockholm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09/05/15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5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5 i Stockholm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9/04/15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9/04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5 i Stockholm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09/05/15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5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5 i Stockholm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9/06/15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ön</text:p>
          </table:table-cell>
          <table:table-cell office:value-type="string" calcext:value-type="string">
            <text:p>09/06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5 i Stockholm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09/05/15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5/15 00:00: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5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5 i Stockholm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6/04/16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4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6 i Stockholm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6/04/16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4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6 i Stockholm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6/03/16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6/03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6 i Stockholm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6/03/16 00:00:00</text:p>
          </table:table-cell>
          <table:table-cell office:value-type="string" calcext:value-type="string">
            <text:p>12:00-16:30</text:p>
          </table:table-cell>
          <table:table-cell office:value-type="float" office:value="48" calcext:value-type="float">
            <text:p>48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6/03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:00-16:30</text:p>
          </table:table-cell>
          <table:table-cell office:value-type="string" calcext:value-type="string">
            <text:p>Sthlm-201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6 i Stockholm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6/04/16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4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6 i Stockholm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6/04/16 00:00:00</text:p>
          </table:table-cell>
          <table:table-cell office:value-type="string" calcext:value-type="string">
            <text:p>16:00-16:30</text:p>
          </table:table-cell>
          <table:table-cell office:value-type="float" office:value="24" calcext:value-type="float">
            <text:p>24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4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:00-16:30</text:p>
          </table:table-cell>
          <table:table-cell office:value-type="string" calcext:value-type="string">
            <text:p>Sthlm-201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6 i Stockholm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6/04/16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4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6 i Stockholm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6/03/16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6/03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6 i Stockholm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6/05/16 00:00:00</text:p>
          </table:table-cell>
          <table:table-cell office:value-type="string" calcext:value-type="string">
            <text:p>05:00-06:00</text:p>
          </table:table-cell>
          <table:table-cell office:value-type="float" office:value="12" calcext:value-type="float">
            <text:p>12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4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:00-16:30</text:p>
          </table:table-cell>
          <table:table-cell office:value-type="string" calcext:value-type="string">
            <text:p>Sthlm-201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6 i Stockholm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6/04/16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4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6 i Stockholm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06/02/16 00:00:00</text:p>
          </table:table-cell>
          <table:table-cell office:value-type="string" calcext:value-type="string">
            <text:p>12:00-20:00</text:p>
          </table:table-cell>
          <table:table-cell office:value-type="float" office:value="72" calcext:value-type="float">
            <text:p>7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Tors</text:p>
          </table:table-cell>
          <table:table-cell office:value-type="string" calcext:value-type="string">
            <text:p>06/02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6 i Stockholm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6/04/16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4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6 i Stockholm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6/05/16 00:00:00</text:p>
          </table:table-cell>
          <table:table-cell office:value-type="string" calcext:value-type="string">
            <text:p>05:00-06:00</text:p>
          </table:table-cell>
          <table:table-cell office:value-type="float" office:value="12" calcext:value-type="float">
            <text:p>12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Sön</text:p>
          </table:table-cell>
          <table:table-cell office:value-type="string" calcext:value-type="string">
            <text:p>06/05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5:00-06:00</text:p>
          </table:table-cell>
          <table:table-cell office:value-type="string" calcext:value-type="string">
            <text:p>Sthlm-201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6 i Stockholm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6/04/16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4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6 i Stockholm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06/02/16 00:00:00</text:p>
          </table:table-cell>
          <table:table-cell office:value-type="string" calcext:value-type="string">
            <text:p>12:00-20:00</text:p>
          </table:table-cell>
          <table:table-cell office:value-type="float" office:value="72" calcext:value-type="float">
            <text:p>7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Tors</text:p>
          </table:table-cell>
          <table:table-cell office:value-type="string" calcext:value-type="string">
            <text:p>06/02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6 i Stockholm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6/04/16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4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6 i Stockholm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6/04/16 00:00:00</text:p>
          </table:table-cell>
          <table:table-cell office:value-type="string" calcext:value-type="string">
            <text:p>16:00-16:30</text:p>
          </table:table-cell>
          <table:table-cell office:value-type="float" office:value="24" calcext:value-type="float">
            <text:p>24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4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:00-16:30</text:p>
          </table:table-cell>
          <table:table-cell office:value-type="string" calcext:value-type="string">
            <text:p>Sthlm-201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6 i Stockholm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6/04/16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4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6 i Stockholm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6/03/16 00:00:00</text:p>
          </table:table-cell>
          <table:table-cell office:value-type="string" calcext:value-type="string">
            <text:p>12:00-16:30</text:p>
          </table:table-cell>
          <table:table-cell office:value-type="float" office:value="24" calcext:value-type="float">
            <text:p>24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6/03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:00-16:30</text:p>
          </table:table-cell>
          <table:table-cell office:value-type="string" calcext:value-type="string">
            <text:p>Sthlm-201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6 i Stockholm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6/04/16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4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6 i Stockholm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6/05/16 00:00:00</text:p>
          </table:table-cell>
          <table:table-cell office:value-type="string" calcext:value-type="string">
            <text:p>05:00-06:00</text:p>
          </table:table-cell>
          <table:table-cell office:value-type="float" office:value="12" calcext:value-type="float">
            <text:p>12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Sön</text:p>
          </table:table-cell>
          <table:table-cell office:value-type="string" calcext:value-type="string">
            <text:p>06/05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5:00-06:00</text:p>
          </table:table-cell>
          <table:table-cell office:value-type="string" calcext:value-type="string">
            <text:p>Sthlm-201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6 i Stockholm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6/05/16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Sön</text:p>
          </table:table-cell>
          <table:table-cell office:value-type="string" calcext:value-type="string">
            <text:p>06/05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6 i Stockholm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9/03/16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3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6 i Stockholm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09/02/16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9/02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6 i Stockholm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6/04/16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4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6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seglingen </text:p>
          </table:table-cell>
          <table:table-cell office:value-type="string" calcext:value-type="string">
            <text:p>Vårseglingen 2016 i Stockholm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9/02/16 00:00:00</text:p>
          </table:table-cell>
          <table:table-cell office:value-type="string" calcext:value-type="string">
            <text:p>16:00-16:30</text:p>
          </table:table-cell>
          <table:table-cell office:value-type="float" office:value="24" calcext:value-type="float">
            <text:p>24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9/02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:00-16:30</text:p>
          </table:table-cell>
          <table:table-cell office:value-type="string" calcext:value-type="string">
            <text:p>Sthlm-201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6 i Stockholm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9/03/16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3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6 i Stockholm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9/02/16 00:00:00</text:p>
          </table:table-cell>
          <table:table-cell office:value-type="string" calcext:value-type="string">
            <text:p>05:00-06:00</text:p>
          </table:table-cell>
          <table:table-cell office:value-type="float" office:value="12" calcext:value-type="float">
            <text:p>12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9/02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:00-16:30</text:p>
          </table:table-cell>
          <table:table-cell office:value-type="string" calcext:value-type="string">
            <text:p>Sthlm-201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6 i Stockholm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9/03/16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3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6 i Stockholm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09/02/16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9/02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6 i Stockholm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9/03/16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3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6 i Stockholm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9/03/16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3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6 i Stockholm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9/03/16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3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6 i Stockholm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9/03/16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3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6 i Stockholm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09/02/16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9/02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office:value-type="string" calcext:value-type="string">
            <text:p>Sthlm-201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6 i Stockholm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9/03/16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3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:00-12:30</text:p>
          </table:table-cell>
          <table:table-cell office:value-type="string" calcext:value-type="string">
            <text:p>Sthlm-201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6 i Stockholm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9/03/16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3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6 i Stockholm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9/02/16 00:00:00</text:p>
          </table:table-cell>
          <table:table-cell office:value-type="string" calcext:value-type="string">
            <text:p>16:00-16:30</text:p>
          </table:table-cell>
          <table:table-cell office:value-type="float" office:value="24" calcext:value-type="float">
            <text:p>24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9/02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:00-16:30</text:p>
          </table:table-cell>
          <table:table-cell office:value-type="string" calcext:value-type="string">
            <text:p>Sthlm-201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6 i Stockholm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9/03/16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9/03/16 00:00: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:00-07:30</text:p>
          </table:table-cell>
          <table:table-cell office:value-type="string" calcext:value-type="string">
            <text:p>Sthlm-2016H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Höstseglingen </text:p>
          </table:table-cell>
          <table:table-cell office:value-type="string" calcext:value-type="string">
            <text:p>Höstseglingen 2016 i Stockholm</text:p>
          </table:table-cell>
        </table:table-row>
        <table:table-row table:style-name="ro1">
          <table:table-cell table:formula="of:=[.E729]" office:value-type="float" office:value="256" calcext:value-type="float">
            <text:p>256</text:p>
          </table:table-cell>
          <table:table-cell table:formula="of:=[.G729]" office:value-type="string" office:string-value="06/03/17 00:00:00" calcext:value-type="string">
            <text:p>06/03/17 00:00:00</text:p>
          </table:table-cell>
          <table:table-cell office:value-type="string" calcext:value-type="string">
            <text:p>11.30-11.30</text:p>
          </table:table-cell>
          <table:table-cell table:style-name="ce1" table:formula="of:=VLOOKUP([.A729];start;4)" office:value-type="float" office:value="24" calcext:value-type="float">
            <text:p>2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3/17 00:00:0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.30-11.30</text:p>
          </table:table-cell>
          <table:table-cell table:formula="of:=CONCATENATE(&quot;Sthlm-&quot;;[.H729];[.I729])" office:value-type="string" office:string-value="Sthlm-2017V" calcext:value-type="string">
            <text:p>Sthlm-2017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regattan</text:p>
          </table:table-cell>
          <table:table-cell table:formula="of:=CONCATENATE([.N729];&quot; &quot;;[.H729])" office:value-type="string" office:string-value="Vårregattan 2017" calcext:value-type="string">
            <text:p>Vårregattan 2017</text:p>
          </table:table-cell>
        </table:table-row>
        <table:table-row table:style-name="ro1">
          <table:table-cell table:formula="of:=[.E730]" office:value-type="float" office:value="257" calcext:value-type="float">
            <text:p>257</text:p>
          </table:table-cell>
          <table:table-cell table:formula="of:=[.G730]" office:value-type="string" office:string-value="06/03/17 00:00:00" calcext:value-type="string">
            <text:p>06/03/17 00:00:00</text:p>
          </table:table-cell>
          <table:table-cell office:value-type="string" calcext:value-type="string">
            <text:p>12:00-12.00</text:p>
          </table:table-cell>
          <table:table-cell table:style-name="ce1" table:formula="of:=VLOOKUP([.A730];start;4)" office:value-type="float" office:value="24" calcext:value-type="float">
            <text:p>24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3/17 00:00:0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V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:00-12.00</text:p>
          </table:table-cell>
          <table:table-cell table:formula="of:=CONCATENATE(&quot;Sthlm-&quot;;[.H730];[.I730])" office:value-type="string" office:string-value="Sthlm-2017V" calcext:value-type="string">
            <text:p>Sthlm-2017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regattan</text:p>
          </table:table-cell>
          <table:table-cell table:formula="of:=CONCATENATE([.N730];&quot; &quot;;[.H730])" office:value-type="string" office:string-value="Vårregattan 2017" calcext:value-type="string">
            <text:p>Vårregattan 2017</text:p>
          </table:table-cell>
        </table:table-row>
        <table:table-row table:style-name="ro1">
          <table:table-cell table:formula="of:=[.E731]" office:value-type="float" office:value="258" calcext:value-type="float">
            <text:p>258</text:p>
          </table:table-cell>
          <table:table-cell table:formula="of:=[.G731]" office:value-type="string" office:string-value="06/03/17 00:00:00" calcext:value-type="string">
            <text:p>06/03/17 00:00:00</text:p>
          </table:table-cell>
          <table:table-cell office:value-type="string" calcext:value-type="string">
            <text:p>07:00-07:00</text:p>
          </table:table-cell>
          <table:table-cell table:style-name="ce1" table:formula="of:=VLOOKUP([.A731];start;4)" office:value-type="float" office:value="12" calcext:value-type="float">
            <text:p>12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06/03/17 00:00:0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:00-07:00</text:p>
          </table:table-cell>
          <table:table-cell table:formula="of:=CONCATENATE(&quot;Sthlm-&quot;;[.H731];[.I731])" office:value-type="string" office:string-value="Sthlm-2017V" calcext:value-type="string">
            <text:p>Sthlm-2017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regattan</text:p>
          </table:table-cell>
          <table:table-cell table:formula="of:=CONCATENATE([.N731];&quot; &quot;;[.H731])" office:value-type="string" office:string-value="Vårregattan 2017" calcext:value-type="string">
            <text:p>Vårregattan 2017</text:p>
          </table:table-cell>
        </table:table-row>
        <table:table-row table:style-name="ro1">
          <table:table-cell table:formula="of:=[.E732]" office:value-type="float" office:value="259" calcext:value-type="float">
            <text:p>259</text:p>
          </table:table-cell>
          <table:table-cell table:formula="of:=[.G732]" office:value-type="string" office:string-value="06/02/17 00:00:00" calcext:value-type="string">
            <text:p>06/02/17 00:00:00</text:p>
          </table:table-cell>
          <table:table-cell office:value-type="string" calcext:value-type="string">
            <text:p>12:00-20:00</text:p>
          </table:table-cell>
          <table:table-cell table:style-name="ce1" table:formula="of:=VLOOKUP([.A732];start;4)" office:value-type="float" office:value="48" calcext:value-type="float">
            <text:p>4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06/02/17 00:00:0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table:formula="of:=CONCATENATE(&quot;Sthlm-&quot;;[.H732];[.I732])" office:value-type="string" office:string-value="Sthlm-2017V" calcext:value-type="string">
            <text:p>Sthlm-2017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regattan</text:p>
          </table:table-cell>
          <table:table-cell table:formula="of:=CONCATENATE([.N732];&quot; &quot;;[.H732])" office:value-type="string" office:string-value="Vårregattan 2017" calcext:value-type="string">
            <text:p>Vårregattan 2017</text:p>
          </table:table-cell>
        </table:table-row>
        <table:table-row table:style-name="ro1">
          <table:table-cell table:formula="of:=[.E733]" office:value-type="float" office:value="260" calcext:value-type="float">
            <text:p>260</text:p>
          </table:table-cell>
          <table:table-cell table:formula="of:=[.G733]" office:value-type="string" office:string-value="06/01/17 00:00:00" calcext:value-type="string">
            <text:p>06/01/17 00:00:00</text:p>
          </table:table-cell>
          <table:table-cell office:value-type="string" calcext:value-type="string">
            <text:p>12:00-20:00</text:p>
          </table:table-cell>
          <table:table-cell table:style-name="ce1" table:formula="of:=VLOOKUP([.A733];start;4)" office:value-type="float" office:value="72" calcext:value-type="float">
            <text:p>7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Tors</text:p>
          </table:table-cell>
          <table:table-cell office:value-type="string" calcext:value-type="string">
            <text:p>06/01/17 00:00:0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:00-20:00</text:p>
          </table:table-cell>
          <table:table-cell table:formula="of:=CONCATENATE(&quot;Sthlm-&quot;;[.H733];[.I733])" office:value-type="string" office:string-value="Sthlm-2017V" calcext:value-type="string">
            <text:p>Sthlm-2017V</text:p>
          </table:table-cell>
          <table:table-cell office:value-type="string" calcext:value-type="string">
            <text:p>Svenska Kryssarklubbens Stockholmskrets</text:p>
          </table:table-cell>
          <table:table-cell office:value-type="string" calcext:value-type="string">
            <text:p>Vårregattan</text:p>
          </table:table-cell>
          <table:table-cell table:formula="of:=CONCATENATE([.N733];&quot; &quot;;[.H733])" office:value-type="string" office:string-value="Vårregattan 2017" calcext:value-type="string">
            <text:p>Vårregattan 2017</text:p>
          </table:table-cell>
        </table:table-row>
      </table:table>
      <table:table table:name="Sheet2" table:style-name="ta1">
        <table:table-column table:style-name="co13" table:number-columns-repeated="4" table:default-cell-style-name="Default"/>
        <table:table-column table:style-name="co13" table:default-cell-style-name="ce3"/>
        <table:table-row table:style-name="ro1">
          <table:table-cell office:value-type="string" calcext:value-type="string">
            <text:p>SeglingFNStart</text:p>
          </table:table-cell>
          <table:table-cell office:value-type="string" calcext:value-type="string">
            <text:p>SeglingStartDag</text:p>
          </table:table-cell>
          <table:table-cell office:value-type="string" calcext:value-type="string">
            <text:p>SeglingStartTid</text:p>
          </table:table-cell>
          <table:table-cell office:value-type="string" calcext:value-type="string">
            <text:p>SeglingPeriod</text:p>
          </table:table-cell>
          <table:table-cell table:style-name="Default" office:value-type="string" calcext:value-type="string">
            <text:p>dup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5/24/03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5/24/03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table:formula="of:=[.A3]=[.A2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5/23/03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table:formula="of:=[.A4]=[.A3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5/22/03 00:00:00</text:p>
          </table:table-cell>
          <table:table-cell office:value-type="string" calcext:value-type="string">
            <text:p>12:00-20:00</text:p>
          </table:table-cell>
          <table:table-cell office:value-type="float" office:value="72" calcext:value-type="float">
            <text:p>72</text:p>
          </table:table-cell>
          <table:table-cell table:formula="of:=[.A5]=[.A4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8/30/03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table:formula="of:=[.A6]=[.A5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8/30/03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table:formula="of:=[.A7]=[.A6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8/29/03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table:formula="of:=[.A8]=[.A7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8/28/03 00:00:00</text:p>
          </table:table-cell>
          <table:table-cell office:value-type="string" calcext:value-type="string">
            <text:p>12:00-20:00</text:p>
          </table:table-cell>
          <table:table-cell office:value-type="float" office:value="72" calcext:value-type="float">
            <text:p>72</text:p>
          </table:table-cell>
          <table:table-cell table:formula="of:=[.A9]=[.A8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6/05/04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table:formula="of:=[.A10]=[.A9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6/05/04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table:formula="of:=[.A11]=[.A10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6/04/04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table:formula="of:=[.A12]=[.A1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6/03/04 00:00:00</text:p>
          </table:table-cell>
          <table:table-cell office:value-type="string" calcext:value-type="string">
            <text:p>12:00-20:00</text:p>
          </table:table-cell>
          <table:table-cell office:value-type="float" office:value="72" calcext:value-type="float">
            <text:p>72</text:p>
          </table:table-cell>
          <table:table-cell table:formula="of:=[.A13]=[.A12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8/28/04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table:formula="of:=[.A14]=[.A13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8/28/04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table:formula="of:=[.A15]=[.A14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8/27/04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table:formula="of:=[.A16]=[.A15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8/24/04 00:00:00</text:p>
          </table:table-cell>
          <table:table-cell office:value-type="string" calcext:value-type="string">
            <text:p>12:00-20:00</text:p>
          </table:table-cell>
          <table:table-cell office:value-type="float" office:value="120" calcext:value-type="float">
            <text:p>120</text:p>
          </table:table-cell>
          <table:table-cell table:formula="of:=[.A17]=[.A16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5/28/05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table:formula="of:=[.A18]=[.A17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5/28/05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table:formula="of:=[.A19]=[.A18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5/27/05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table:formula="of:=[.A20]=[.A19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5/27/05 00:00:00</text:p>
          </table:table-cell>
          <table:table-cell office:value-type="string" calcext:value-type="string">
            <text:p>12:00-20:00</text:p>
          </table:table-cell>
          <table:table-cell office:value-type="float" office:value="72" calcext:value-type="float">
            <text:p>72</text:p>
          </table:table-cell>
          <table:table-cell table:formula="of:=[.A21]=[.A20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8/27/05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table:formula="of:=[.A22]=[.A2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8/27/05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table:formula="of:=[.A23]=[.A22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8/26/05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table:formula="of:=[.A24]=[.A23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8/23/05 00:00:00</text:p>
          </table:table-cell>
          <table:table-cell office:value-type="string" calcext:value-type="string">
            <text:p>12:00-20:00</text:p>
          </table:table-cell>
          <table:table-cell office:value-type="float" office:value="120" calcext:value-type="float">
            <text:p>120</text:p>
          </table:table-cell>
          <table:table-cell table:formula="of:=[.A25]=[.A24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9/02/05 00:00:00</text:p>
          </table:table-cell>
          <table:table-cell office:value-type="string" calcext:value-type="string">
            <text:p>12:00-20:00</text:p>
          </table:table-cell>
          <table:table-cell office:value-type="float" office:value="24" calcext:value-type="float">
            <text:p>24</text:p>
          </table:table-cell>
          <table:table-cell table:formula="of:=[.A26]=[.A25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5/27/06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table:formula="of:=[.A27]=[.A26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5/27/06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table:formula="of:=[.A28]=[.A27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5/26/06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table:formula="of:=[.A29]=[.A28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5/25/06 00:00:00</text:p>
          </table:table-cell>
          <table:table-cell office:value-type="string" calcext:value-type="string">
            <text:p>12:00-20:00</text:p>
          </table:table-cell>
          <table:table-cell office:value-type="float" office:value="72" calcext:value-type="float">
            <text:p>72</text:p>
          </table:table-cell>
          <table:table-cell table:formula="of:=[.A30]=[.A29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6/02/06 00:00:00</text:p>
          </table:table-cell>
          <table:table-cell office:value-type="string" calcext:value-type="string">
            <text:p>12:00-20:00</text:p>
          </table:table-cell>
          <table:table-cell office:value-type="float" office:value="24" calcext:value-type="float">
            <text:p>24</text:p>
          </table:table-cell>
          <table:table-cell table:formula="of:=[.A31]=[.A30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8/26/06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table:formula="of:=[.A32]=[.A3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8/26/06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table:formula="of:=[.A33]=[.A32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8/25/06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table:formula="of:=[.A34]=[.A33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6/02/07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table:formula="of:=[.A35]=[.A34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6/02/07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table:formula="of:=[.A36]=[.A35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6/01/07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table:formula="of:=[.A37]=[.A36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5/31/07 00:00:00</text:p>
          </table:table-cell>
          <table:table-cell office:value-type="string" calcext:value-type="string">
            <text:p>12:00-20:00</text:p>
          </table:table-cell>
          <table:table-cell office:value-type="float" office:value="72" calcext:value-type="float">
            <text:p>72</text:p>
          </table:table-cell>
          <table:table-cell table:formula="of:=[.A38]=[.A37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9/01/07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table:formula="of:=[.A39]=[.A38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9/01/07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table:formula="of:=[.A40]=[.A39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8/31/07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table:formula="of:=[.A41]=[.A40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5/31/08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table:formula="of:=[.A42]=[.A4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5/31/08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table:formula="of:=[.A43]=[.A42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5/30/08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table:formula="of:=[.A44]=[.A43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5/29/08 00:00:00</text:p>
          </table:table-cell>
          <table:table-cell office:value-type="string" calcext:value-type="string">
            <text:p>12:00-20:00</text:p>
          </table:table-cell>
          <table:table-cell office:value-type="float" office:value="72" calcext:value-type="float">
            <text:p>72</text:p>
          </table:table-cell>
          <table:table-cell table:formula="of:=[.A45]=[.A44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9/04/08 00:00:00</text:p>
          </table:table-cell>
          <table:table-cell office:value-type="string" calcext:value-type="string">
            <text:p>12:00-20:00</text:p>
          </table:table-cell>
          <table:table-cell office:value-type="float" office:value="72" calcext:value-type="float">
            <text:p>72</text:p>
          </table:table-cell>
          <table:table-cell table:formula="of:=[.A46]=[.A45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9/05/08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table:formula="of:=[.A47]=[.A46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9/06/08 00:00:00</text:p>
          </table:table-cell>
          <table:table-cell office:value-type="string" calcext:value-type="string">
            <text:p>12:00-12:30</text:p>
          </table:table-cell>
          <table:table-cell office:value-type="float" office:value="48" calcext:value-type="float">
            <text:p>48</text:p>
          </table:table-cell>
          <table:table-cell table:formula="of:=[.A48]=[.A47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9/06/08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table:formula="of:=[.A49]=[.A48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8/16/08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table:formula="of:=[.A50]=[.A49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6/06/09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table:formula="of:=[.A51]=[.A50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6/06/09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table:formula="of:=[.A52]=[.A5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6/05/09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table:formula="of:=[.A53]=[.A52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6/04/09 00:00:00</text:p>
          </table:table-cell>
          <table:table-cell office:value-type="string" calcext:value-type="string">
            <text:p>12:00-20:00</text:p>
          </table:table-cell>
          <table:table-cell office:value-type="float" office:value="72" calcext:value-type="float">
            <text:p>72</text:p>
          </table:table-cell>
          <table:table-cell table:formula="of:=[.A54]=[.A53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8/15/09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table:formula="of:=[.A55]=[.A54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9/05/09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table:formula="of:=[.A56]=[.A55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9/05/09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table:formula="of:=[.A57]=[.A56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9/04/09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table:formula="of:=[.A58]=[.A57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6/05/10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table:formula="of:=[.A59]=[.A58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6/05/10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table:formula="of:=[.A60]=[.A59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06/04/10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table:formula="of:=[.A61]=[.A60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8/15/10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table:formula="of:=[.A62]=[.A6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08/14/10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table:formula="of:=[.A63]=[.A62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9/04/10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table:formula="of:=[.A64]=[.A63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9/04/10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table:formula="of:=[.A65]=[.A64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9/03/10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table:formula="of:=[.A66]=[.A65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8/31/10 00:00:00</text:p>
          </table:table-cell>
          <table:table-cell office:value-type="string" calcext:value-type="string">
            <text:p>12:00-20:00</text:p>
          </table:table-cell>
          <table:table-cell office:value-type="float" office:value="120" calcext:value-type="float">
            <text:p>120</text:p>
          </table:table-cell>
          <table:table-cell table:formula="of:=[.A67]=[.A66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5/28/11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table:formula="of:=[.A68]=[.A67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5/28/11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table:formula="of:=[.A69]=[.A68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5/27/11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table:formula="of:=[.A70]=[.A69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5/26/11 00:00:00</text:p>
          </table:table-cell>
          <table:table-cell office:value-type="string" calcext:value-type="string">
            <text:p>12:00-20:00</text:p>
          </table:table-cell>
          <table:table-cell office:value-type="float" office:value="72" calcext:value-type="float">
            <text:p>72</text:p>
          </table:table-cell>
          <table:table-cell table:formula="of:=[.A71]=[.A70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6/04/11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table:formula="of:=[.A72]=[.A7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6/04/11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table:formula="of:=[.A73]=[.A72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6/03/11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table:formula="of:=[.A74]=[.A73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9/03/11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table:formula="of:=[.A75]=[.A74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09/03/11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table:formula="of:=[.A76]=[.A75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9/02/11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table:formula="of:=[.A77]=[.A76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08/30/11 00:00:00</text:p>
          </table:table-cell>
          <table:table-cell office:value-type="string" calcext:value-type="string">
            <text:p>12:00-20:00</text:p>
          </table:table-cell>
          <table:table-cell office:value-type="float" office:value="120" calcext:value-type="float">
            <text:p>120</text:p>
          </table:table-cell>
          <table:table-cell table:formula="of:=[.A78]=[.A77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9/03/11 00:00:00</text:p>
          </table:table-cell>
          <table:table-cell office:value-type="string" calcext:value-type="string">
            <text:p>11:30-12:00</text:p>
          </table:table-cell>
          <table:table-cell office:value-type="float" office:value="24" calcext:value-type="float">
            <text:p>24</text:p>
          </table:table-cell>
          <table:table-cell table:formula="of:=[.A79]=[.A78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9/03/11 00:00:00</text:p>
          </table:table-cell>
          <table:table-cell office:value-type="string" calcext:value-type="string">
            <text:p>06:30-07:00</text:p>
          </table:table-cell>
          <table:table-cell office:value-type="float" office:value="12" calcext:value-type="float">
            <text:p>12</text:p>
          </table:table-cell>
          <table:table-cell table:formula="of:=[.A80]=[.A79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6/02/12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table:formula="of:=[.A81]=[.A80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06/02/12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table:formula="of:=[.A82]=[.A8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6/01/12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table:formula="of:=[.A83]=[.A82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5/31/12 00:00:00</text:p>
          </table:table-cell>
          <table:table-cell office:value-type="string" calcext:value-type="string">
            <text:p>12:00-20:00</text:p>
          </table:table-cell>
          <table:table-cell office:value-type="float" office:value="72" calcext:value-type="float">
            <text:p>72</text:p>
          </table:table-cell>
          <table:table-cell table:formula="of:=[.A84]=[.A83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6/09/12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table:formula="of:=[.A85]=[.A84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9/01/12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table:formula="of:=[.A86]=[.A85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9/01/12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table:formula="of:=[.A87]=[.A86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8/31/12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table:formula="of:=[.A88]=[.A87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06/01/13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table:formula="of:=[.A89]=[.A88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6/01/13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table:formula="of:=[.A90]=[.A89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05/31/13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table:formula="of:=[.A91]=[.A90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5/30/13 00:00:00</text:p>
          </table:table-cell>
          <table:table-cell office:value-type="string" calcext:value-type="string">
            <text:p>12:00-20:00</text:p>
          </table:table-cell>
          <table:table-cell office:value-type="float" office:value="72" calcext:value-type="float">
            <text:p>72</text:p>
          </table:table-cell>
          <table:table-cell table:formula="of:=[.A92]=[.A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08/29/13 00:00:00</text:p>
          </table:table-cell>
          <table:table-cell office:value-type="string" calcext:value-type="string">
            <text:p>12:00-16:00</text:p>
          </table:table-cell>
          <table:table-cell office:value-type="float" office:value="48" calcext:value-type="float">
            <text:p>48</text:p>
          </table:table-cell>
          <table:table-cell table:formula="of:=[.A93]=[.A92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8/30/13 00:00:00</text:p>
          </table:table-cell>
          <table:table-cell office:value-type="string" calcext:value-type="string">
            <text:p>12:00-16:00</text:p>
          </table:table-cell>
          <table:table-cell office:value-type="float" office:value="48" calcext:value-type="float">
            <text:p>48</text:p>
          </table:table-cell>
          <table:table-cell table:formula="of:=[.A94]=[.A93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8/31/13 00:00:00</text:p>
          </table:table-cell>
          <table:table-cell office:value-type="string" calcext:value-type="string">
            <text:p>12:00-16:00</text:p>
          </table:table-cell>
          <table:table-cell office:value-type="float" office:value="24" calcext:value-type="float">
            <text:p>24</text:p>
          </table:table-cell>
          <table:table-cell table:formula="of:=[.A95]=[.A94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08/31/13 00:00:00</text:p>
          </table:table-cell>
          <table:table-cell office:value-type="string" calcext:value-type="string">
            <text:p>06:00-07:30</text:p>
          </table:table-cell>
          <table:table-cell office:value-type="float" office:value="12" calcext:value-type="float">
            <text:p>12</text:p>
          </table:table-cell>
          <table:table-cell table:formula="of:=[.A96]=[.A95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05/29/14 00:00:00</text:p>
          </table:table-cell>
          <table:table-cell office:value-type="string" calcext:value-type="string">
            <text:p>12:00-16:30</text:p>
          </table:table-cell>
          <table:table-cell office:value-type="float" office:value="48" calcext:value-type="float">
            <text:p>48</text:p>
          </table:table-cell>
          <table:table-cell table:formula="of:=[.A97]=[.A96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5/30/14 00:00:00</text:p>
          </table:table-cell>
          <table:table-cell office:value-type="string" calcext:value-type="string">
            <text:p>16:00-16:30</text:p>
          </table:table-cell>
          <table:table-cell office:value-type="float" office:value="24" calcext:value-type="float">
            <text:p>24</text:p>
          </table:table-cell>
          <table:table-cell table:formula="of:=[.A98]=[.A97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05/31/14 00:00:00</text:p>
          </table:table-cell>
          <table:table-cell office:value-type="string" calcext:value-type="string">
            <text:p>06:00-06:00</text:p>
          </table:table-cell>
          <table:table-cell office:value-type="float" office:value="12" calcext:value-type="float">
            <text:p>12</text:p>
          </table:table-cell>
          <table:table-cell table:formula="of:=[.A99]=[.A98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5/29/14 00:00:00</text:p>
          </table:table-cell>
          <table:table-cell office:value-type="string" calcext:value-type="string">
            <text:p>12:00-20:00</text:p>
          </table:table-cell>
          <table:table-cell office:value-type="float" office:value="72" calcext:value-type="float">
            <text:p>72</text:p>
          </table:table-cell>
          <table:table-cell table:formula="of:=[.A100]=[.A99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05/30/14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table:formula="of:=[.A101]=[.A100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5/31/14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table:formula="of:=[.A102]=[.A10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06/01/14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table:formula="of:=[.A103]=[.A102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9/06/14 00:00:00</text:p>
          </table:table-cell>
          <table:table-cell office:value-type="string" calcext:value-type="string">
            <text:p>05:00-06:00</text:p>
          </table:table-cell>
          <table:table-cell office:value-type="float" office:value="12" calcext:value-type="float">
            <text:p>12</text:p>
          </table:table-cell>
          <table:table-cell table:formula="of:=[.A104]=[.A103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09/05/14 00:00:00</text:p>
          </table:table-cell>
          <table:table-cell office:value-type="string" calcext:value-type="string">
            <text:p>16:00-16:30</text:p>
          </table:table-cell>
          <table:table-cell office:value-type="float" office:value="24" calcext:value-type="float">
            <text:p>24</text:p>
          </table:table-cell>
          <table:table-cell table:formula="of:=[.A105]=[.A104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9/07/14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table:formula="of:=[.A106]=[.A105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9/06/14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table:formula="of:=[.A107]=[.A106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9/05/14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table:formula="of:=[.A108]=[.A107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6/06/15 00:00:00</text:p>
          </table:table-cell>
          <table:table-cell office:value-type="string" calcext:value-type="string">
            <text:p>05:00-06:00</text:p>
          </table:table-cell>
          <table:table-cell office:value-type="float" office:value="12" calcext:value-type="float">
            <text:p>12</text:p>
          </table:table-cell>
          <table:table-cell table:formula="of:=[.A109]=[.A108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06/05/15 00:00:00</text:p>
          </table:table-cell>
          <table:table-cell office:value-type="string" calcext:value-type="string">
            <text:p>16:00-16:30</text:p>
          </table:table-cell>
          <table:table-cell office:value-type="float" office:value="24" calcext:value-type="float">
            <text:p>24</text:p>
          </table:table-cell>
          <table:table-cell table:formula="of:=[.A110]=[.A109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6/05/15 00:00:00</text:p>
          </table:table-cell>
          <table:table-cell office:value-type="string" calcext:value-type="string">
            <text:p>16:00-16:30</text:p>
          </table:table-cell>
          <table:table-cell office:value-type="float" office:value="24" calcext:value-type="float">
            <text:p>24</text:p>
          </table:table-cell>
          <table:table-cell table:formula="of:=[.A111]=[.A110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06/03/15 00:00:00</text:p>
          </table:table-cell>
          <table:table-cell office:value-type="string" calcext:value-type="string">
            <text:p>12:00-16:30</text:p>
          </table:table-cell>
          <table:table-cell office:value-type="float" office:value="72" calcext:value-type="float">
            <text:p>72</text:p>
          </table:table-cell>
          <table:table-cell table:formula="of:=[.A112]=[.A11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6/07/15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table:formula="of:=[.A113]=[.A112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6/06/15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table:formula="of:=[.A114]=[.A113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6/05/15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table:formula="of:=[.A115]=[.A114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06/04/15 00:00:00</text:p>
          </table:table-cell>
          <table:table-cell office:value-type="string" calcext:value-type="string">
            <text:p>12:00-20:00</text:p>
          </table:table-cell>
          <table:table-cell office:value-type="float" office:value="72" calcext:value-type="float">
            <text:p>72</text:p>
          </table:table-cell>
          <table:table-cell table:formula="of:=[.A116]=[.A115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9/05/15 00:00:00</text:p>
          </table:table-cell>
          <table:table-cell office:value-type="string" calcext:value-type="string">
            <text:p>05:00-06:00</text:p>
          </table:table-cell>
          <table:table-cell office:value-type="float" office:value="12" calcext:value-type="float">
            <text:p>12</text:p>
          </table:table-cell>
          <table:table-cell table:formula="of:=[.A117]=[.A116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09/05/15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table:formula="of:=[.A118]=[.A117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9/03/15 00:00:00</text:p>
          </table:table-cell>
          <table:table-cell office:value-type="string" calcext:value-type="string">
            <text:p>12:00-16:30</text:p>
          </table:table-cell>
          <table:table-cell office:value-type="float" office:value="48" calcext:value-type="float">
            <text:p>48</text:p>
          </table:table-cell>
          <table:table-cell table:formula="of:=[.A119]=[.A118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09/03/15 00:00:00</text:p>
          </table:table-cell>
          <table:table-cell office:value-type="string" calcext:value-type="string">
            <text:p>12:00-16:30</text:p>
          </table:table-cell>
          <table:table-cell office:value-type="float" office:value="48" calcext:value-type="float">
            <text:p>48</text:p>
          </table:table-cell>
          <table:table-cell table:formula="of:=[.A120]=[.A119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9/06/15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table:formula="of:=[.A121]=[.A120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09/05/15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table:formula="of:=[.A122]=[.A12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9/04/15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table:formula="of:=[.A123]=[.A122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6/05/16 00:00:00</text:p>
          </table:table-cell>
          <table:table-cell office:value-type="string" calcext:value-type="string">
            <text:p>05:00-06:00</text:p>
          </table:table-cell>
          <table:table-cell office:value-type="float" office:value="12" calcext:value-type="float">
            <text:p>12</text:p>
          </table:table-cell>
          <table:table-cell table:formula="of:=[.A124]=[.A123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6/04/16 00:00:00</text:p>
          </table:table-cell>
          <table:table-cell office:value-type="string" calcext:value-type="string">
            <text:p>16:00-16:30</text:p>
          </table:table-cell>
          <table:table-cell office:value-type="float" office:value="24" calcext:value-type="float">
            <text:p>24</text:p>
          </table:table-cell>
          <table:table-cell table:formula="of:=[.A125]=[.A124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6/03/16 00:00:00</text:p>
          </table:table-cell>
          <table:table-cell office:value-type="string" calcext:value-type="string">
            <text:p>12:00-16:30</text:p>
          </table:table-cell>
          <table:table-cell office:value-type="float" office:value="48" calcext:value-type="float">
            <text:p>48</text:p>
          </table:table-cell>
          <table:table-cell table:formula="of:=[.A126]=[.A125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6/04/16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table:formula="of:=[.A127]=[.A126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6/04/16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table:formula="of:=[.A128]=[.A127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6/03/16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table:formula="of:=[.A129]=[.A128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06/02/16 00:00:00</text:p>
          </table:table-cell>
          <table:table-cell office:value-type="string" calcext:value-type="string">
            <text:p>12:00-20:00</text:p>
          </table:table-cell>
          <table:table-cell office:value-type="float" office:value="72" calcext:value-type="float">
            <text:p>72</text:p>
          </table:table-cell>
          <table:table-cell table:formula="of:=[.A130]=[.A129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6/05/16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table:formula="of:=[.A131]=[.A130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9/03/16 00:00:00</text:p>
          </table:table-cell>
          <table:table-cell office:value-type="string" calcext:value-type="string">
            <text:p>07:00-07:30</text:p>
          </table:table-cell>
          <table:table-cell office:value-type="float" office:value="12" calcext:value-type="float">
            <text:p>12</text:p>
          </table:table-cell>
          <table:table-cell table:formula="of:=[.A132]=[.A131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9/03/16 00:00:00</text:p>
          </table:table-cell>
          <table:table-cell office:value-type="string" calcext:value-type="string">
            <text:p>12:00-12:30</text:p>
          </table:table-cell>
          <table:table-cell office:value-type="float" office:value="24" calcext:value-type="float">
            <text:p>24</text:p>
          </table:table-cell>
          <table:table-cell table:formula="of:=[.A133]=[.A132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9/02/16 00:00:00</text:p>
          </table:table-cell>
          <table:table-cell office:value-type="string" calcext:value-type="string">
            <text:p>16:00-16:30</text:p>
          </table:table-cell>
          <table:table-cell office:value-type="float" office:value="24" calcext:value-type="float">
            <text:p>24</text:p>
          </table:table-cell>
          <table:table-cell table:formula="of:=[.A134]=[.A133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09/02/16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table:formula="of:=[.A135]=[.A134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6/03/17 00:00:00</text:p>
          </table:table-cell>
          <table:table-cell office:value-type="string" calcext:value-type="string">
            <text:p>11.30-11.30</text:p>
          </table:table-cell>
          <table:table-cell office:value-type="float" office:value="24" calcext:value-type="float">
            <text:p>24</text:p>
          </table:table-cell>
          <table:table-cell table:formula="of:=[.A136]=[.A135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6/03/17 00:00:00</text:p>
          </table:table-cell>
          <table:table-cell office:value-type="string" calcext:value-type="string">
            <text:p>12:00-12.00</text:p>
          </table:table-cell>
          <table:table-cell office:value-type="float" office:value="24" calcext:value-type="float">
            <text:p>24</text:p>
          </table:table-cell>
          <table:table-cell table:formula="of:=[.A137]=[.A136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06/03/17 00:00:00</text:p>
          </table:table-cell>
          <table:table-cell office:value-type="string" calcext:value-type="string">
            <text:p>07:00-07:00</text:p>
          </table:table-cell>
          <table:table-cell office:value-type="float" office:value="12" calcext:value-type="float">
            <text:p>12</text:p>
          </table:table-cell>
          <table:table-cell table:formula="of:=[.A138]=[.A137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6/02/17 00:00:00</text:p>
          </table:table-cell>
          <table:table-cell office:value-type="string" calcext:value-type="string">
            <text:p>12:00-20:00</text:p>
          </table:table-cell>
          <table:table-cell office:value-type="float" office:value="48" calcext:value-type="float">
            <text:p>48</text:p>
          </table:table-cell>
          <table:table-cell table:formula="of:=[.A139]=[.A138]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06/01/17 00:00:00</text:p>
          </table:table-cell>
          <table:table-cell office:value-type="string" calcext:value-type="string">
            <text:p>12:00-20:00</text:p>
          </table:table-cell>
          <table:table-cell office:value-type="float" office:value="72" calcext:value-type="float">
            <text:p>72</text:p>
          </table:table-cell>
          <table:table-cell table:formula="of:=[.A140]=[.A139]" office:value-type="boolean" office:boolean-value="false" calcext:value-type="boolean">
            <text:p>FALSE</text:p>
          </table:table-cell>
        </table:table-row>
        <table:table-row table:style-name="ro1" table:number-rows-repeated="1862">
          <table:table-cell table:number-columns-repeated="5"/>
        </table:table-row>
        <table:table-row table:style-name="ro1" table:number-rows-repeated="23">
          <table:table-cell table:number-columns-repeated="2"/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start" table:target-range-address="Sheet2.A1:Sheet2.D140" table:on-update-keep-styles="true" table:on-update-keep-size="false"/>
        <table:database-range table:name="__Anonymous_Sheet_DB__1" table:target-range-address="Sheet2.A1:Sheet2.E202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1T21:14:13.882477231</dc:date>
    <meta:editing-duration>PT22M29S</meta:editing-duration>
    <meta:editing-cycles>1</meta:editing-cycles>
    <meta:document-statistic meta:table-count="2" meta:cell-count="11695" meta:object-count="0"/>
    <meta:generator>LibreOffice/5.2.7.2$Linux_X86_64 LibreOffice_project/20$Build-2</meta:generator>
  </office:meta>
</office:document-meta>
</file>